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19000006F8000002323A65FE0F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917in"/>
    </style:style>
    <style:style style:name="co2" style:family="table-column">
      <style:table-column-properties fo:break-before="auto" style:column-width="0.2929in"/>
    </style:style>
    <style:style style:name="co3" style:family="table-column">
      <style:table-column-properties fo:break-before="auto" style:column-width="0.5945in"/>
    </style:style>
    <style:style style:name="co4" style:family="table-column">
      <style:table-column-properties fo:break-before="auto" style:column-width="0.2181in"/>
    </style:style>
    <style:style style:name="co5" style:family="table-column">
      <style:table-column-properties fo:break-before="auto" style:column-width="0.6701in"/>
    </style:style>
    <style:style style:name="co6" style:family="table-column">
      <style:table-column-properties fo:break-before="auto" style:column-width="0.5193in"/>
    </style:style>
    <style:style style:name="co7" style:family="table-column">
      <style:table-column-properties fo:break-before="auto" style:column-width="0.4437in"/>
    </style:style>
    <style:style style:name="co8" style:family="table-column">
      <style:table-column-properties fo:break-before="auto" style:column-width="0.6374in"/>
    </style:style>
    <style:style style:name="co9" style:family="table-column">
      <style:table-column-properties fo:break-before="auto" style:column-width="0.3689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map style:condition="cell-content()=[$Sheet1.$AG$63]" style:apply-style-name="Untitled1" style:base-cell-address="Sheet1.AG1"/>
      <style:map style:condition="cell-content-is-between([$Sheet1.$AG$13]*1.05,[$Sheet1.$AG$13]*0.95)" style:apply-style-name="Untitled4" style:base-cell-address="Sheet1.AG1"/>
    </style:style>
    <style:style style:name="ce3" style:family="table-cell" style:parent-style-name="Default">
      <style:map style:condition="cell-content-is-between([$Sheet1.$AK$13],[$Sheet1.$AK$13]*0.95)" style:apply-style-name="Untitled2" style:base-cell-address="Sheet1.AK1"/>
      <style:map style:condition="cell-content()&lt;[$Sheet1.$AK$13]" style:apply-style-name="Untitled3" style:base-cell-address="Sheet1.AK1"/>
    </style:style>
    <style:style style:name="ce4" style:family="table-cell" style:parent-style-name="Default">
      <style:table-cell-properties fo:background-color="#ffff00"/>
      <style:map style:condition="cell-content-is-between([$Sheet1.$AK$13],[$Sheet1.$AK$13]*0.95)" style:apply-style-name="Untitled2" style:base-cell-address="Sheet1.AK1"/>
      <style:map style:condition="cell-content()&lt;[$Sheet1.$AK$13]" style:apply-style-name="Untitled3" style:base-cell-address="Sheet1.AK1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6413in" svg:height="4.2508in" svg:x="4.0146in" svg:y="8.1606in">
            <draw:object draw:notify-on-update-of-ranges="Sheet1.A2:Sheet1.A2 Sheet1.AG2:Sheet1.AG6 Sheet1.D2:Sheet1.D6 Sheet1.A12:Sheet1.A12 Sheet1.AG12:Sheet1.AG17 Sheet1.D12:Sheet1.D17 Sheet1.A22:Sheet1.A22 Sheet1.AG22:Sheet1.AG28 Sheet1.D22:Sheet1.D28 Sheet1.A32:Sheet1.A32 Sheet1.AG32:Sheet1.AG39 Sheet1.D32:Sheet1.D39 Sheet1.A42:Sheet1.A42 Sheet1.AG42:Sheet1.AG50 Sheet1.D42:Sheet1.D50 Sheet1.A52:Sheet1.A52 Sheet1.AG52:Sheet1.AG60 Sheet1.D52:Sheet1.D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11" table:number-columns-repeated="3" table:default-cell-style-name="Default"/>
        <table:table-column table:style-name="co11" table:default-cell-style-name="ce2"/>
        <table:table-column table:style-name="co11" table:number-columns-repeated="3" table:default-cell-style-name="Default"/>
        <table:table-column table:style-name="co11" table:default-cell-style-name="ce3"/>
        <table:table-row table:style-name="ro1">
          <table:table-cell table:number-columns-repeated="29"/>
          <table:table-cell office:value-type="string">
            <text:p>L1 Hit</text:p>
          </table:table-cell>
          <table:table-cell office:value-type="string">
            <text:p>L2Hit</text:p>
          </table:table-cell>
          <table:table-cell/>
          <table:table-cell office:value-type="string">
            <text:p>AAT</text:p>
          </table:table-cell>
          <table:table-cell/>
          <table:table-cell office:value-type="string">
            <text:p>L1 A</text:p>
          </table:table-cell>
          <table:table-cell office:value-type="string">
            <text:p>L2A</text:p>
          </table:table-cell>
          <table:table-cell/>
        </table:table-row>
        <table:table-row table:style-name="ro1">
          <table:table-cell office:value-type="string">
            <text:p>32KB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formula="of:=LOG([.C2];2)"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49">
            <text:p>8449</text:p>
          </table:table-cell>
          <table:table-cell office:value-type="float" office:value="36360">
            <text:p>36360</text:p>
          </table:table-cell>
          <table:table-cell office:value-type="float" office:value="5821">
            <text:p>5821</text:p>
          </table:table-cell>
          <table:table-cell office:value-type="float" office:value="0.1427">
            <text:p>0.1427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14270">
            <text:p>14270</text:p>
          </table:table-cell>
          <table:table-cell office:value-type="float" office:value="2625">
            <text:p>2625</text:p>
          </table:table-cell>
          <table:table-cell table:number-columns-repeated="2" office:value-type="float" office:value="0">
            <text:p>0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183952">
            <text:p>0.183952</text:p>
          </table:table-cell>
          <table:table-cell office:value-type="float" office:value="1234">
            <text:p>1234</text:p>
          </table:table-cell>
          <table:table-cell office:value-type="float" office:value="0">
            <text:p>0</text:p>
          </table:table-cell>
          <table:table-cell office:value-type="float" office:value="3859">
            <text:p>3859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288511">
            <text:p>0.288511</text:p>
          </table:table-cell>
          <table:table-cell table:style-name="ce1"/>
          <table:table-cell table:formula="of:=[.AD2]+[.Q2]*([.AE2]+[.Z2]*20.2)" office:value-type="float" office:value="0.71823951778">
            <text:p>0.7182395178</text:p>
          </table:table-cell>
          <table:table-cell/>
          <table:table-cell table:style-name="ce1" office:value-type="float" office:value="0.015114948">
            <text:p>0.015114948</text:p>
          </table:table-cell>
          <table:table-cell table:style-name="ce1" office:value-type="float" office:value="0.242170635">
            <text:p>0.242170635</text:p>
          </table:table-cell>
          <table:table-cell table:formula="of:=[.AI2]+[.AJ2]" office:value-type="float" office:value="0.257285583">
            <text:p>0.25728558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formula="of:=LOG([.C3];2)"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170">
            <text:p>5170</text:p>
          </table:table-cell>
          <table:table-cell office:value-type="float" office:value="36360">
            <text:p>36360</text:p>
          </table:table-cell>
          <table:table-cell office:value-type="float" office:value="4452">
            <text:p>4452</text:p>
          </table:table-cell>
          <table:table-cell office:value-type="float" office:value="0.09622">
            <text:p>0.09622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9622">
            <text:p>9622</text:p>
          </table:table-cell>
          <table:table-cell office:value-type="float" office:value="2625">
            <text:p>2625</text:p>
          </table:table-cell>
          <table:table-cell table:number-columns-repeated="2" office:value-type="float" office:value="0">
            <text:p>0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272812">
            <text:p>0.272812</text:p>
          </table:table-cell>
          <table:table-cell office:value-type="float" office:value="1234">
            <text:p>1234</text:p>
          </table:table-cell>
          <table:table-cell office:value-type="float" office:value="0">
            <text:p>0</text:p>
          </table:table-cell>
          <table:table-cell office:value-type="float" office:value="3859">
            <text:p>3859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288511">
            <text:p>0.288511</text:p>
          </table:table-cell>
          <table:table-cell table:style-name="ce1"/>
          <table:table-cell table:formula="of:=[.AD3]+[.Q3]*([.AE3]+[.Z3]*20.2)" office:value-type="float" office:value="0.712505935348">
            <text:p>0.7125059353</text:p>
          </table:table-cell>
          <table:table-cell/>
          <table:table-cell table:style-name="ce1" office:value-type="float" office:value="0.018662359">
            <text:p>0.018662359</text:p>
          </table:table-cell>
          <table:table-cell table:style-name="ce1" office:value-type="float" office:value="0.242170635">
            <text:p>0.242170635</text:p>
          </table:table-cell>
          <table:table-cell table:formula="of:=[.AI3]+[.AJ3]" office:value-type="float" office:value="0.260832994">
            <text:p>0.26083299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formula="of:=LOG([.C4];2)"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941">
            <text:p>2941</text:p>
          </table:table-cell>
          <table:table-cell office:value-type="float" office:value="36360">
            <text:p>36360</text:p>
          </table:table-cell>
          <table:table-cell office:value-type="float" office:value="3051">
            <text:p>3051</text:p>
          </table:table-cell>
          <table:table-cell office:value-type="float" office:value="0.05992">
            <text:p>0.05992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5992">
            <text:p>5992</text:p>
          </table:table-cell>
          <table:table-cell office:value-type="float" office:value="2625">
            <text:p>2625</text:p>
          </table:table-cell>
          <table:table-cell table:number-columns-repeated="2" office:value-type="float" office:value="0">
            <text:p>0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438084">
            <text:p>0.438084</text:p>
          </table:table-cell>
          <table:table-cell office:value-type="float" office:value="1234">
            <text:p>1234</text:p>
          </table:table-cell>
          <table:table-cell office:value-type="float" office:value="0">
            <text:p>0</text:p>
          </table:table-cell>
          <table:table-cell office:value-type="float" office:value="3859">
            <text:p>3859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288511">
            <text:p>0.288511</text:p>
          </table:table-cell>
          <table:table-cell table:style-name="ce1"/>
          <table:table-cell table:formula="of:=[.AD4]+[.Q4]*([.AE4]+[.Z4]*20.2)" office:value-type="float" office:value="0.733222443376">
            <text:p>0.7332224434</text:p>
          </table:table-cell>
          <table:table-cell/>
          <table:table-cell table:style-name="ce1" office:value-type="float" office:value="0.037640553">
            <text:p>0.037640553</text:p>
          </table:table-cell>
          <table:table-cell table:style-name="ce1" office:value-type="float" office:value="0.242170635">
            <text:p>0.242170635</text:p>
          </table:table-cell>
          <table:table-cell table:formula="of:=[.AI4]+[.AJ4]" office:value-type="float" office:value="0.279811188">
            <text:p>0.279811188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formula="of:=LOG([.C5];2)" office:value-type="float" office:value="13">
            <text:p>13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844">
            <text:p>1844</text:p>
          </table:table-cell>
          <table:table-cell office:value-type="float" office:value="36360">
            <text:p>36360</text:p>
          </table:table-cell>
          <table:table-cell office:value-type="float" office:value="2403">
            <text:p>2403</text:p>
          </table:table-cell>
          <table:table-cell office:value-type="float" office:value="0.04247">
            <text:p>0.04247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office:value-type="float" office:value="2625">
            <text:p>2625</text:p>
          </table:table-cell>
          <table:table-cell table:number-columns-repeated="2"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float" office:value="2">
            <text:p>2</text:p>
          </table:table-cell>
          <table:table-cell office:value-type="float" office:value="0.618083">
            <text:p>0.618083</text:p>
          </table:table-cell>
          <table:table-cell office:value-type="float" office:value="1234">
            <text:p>1234</text:p>
          </table:table-cell>
          <table:table-cell office:value-type="float" office:value="0">
            <text:p>0</text:p>
          </table:table-cell>
          <table:table-cell office:value-type="float" office:value="3861">
            <text:p>3861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288511">
            <text:p>0.288511</text:p>
          </table:table-cell>
          <table:table-cell table:style-name="ce1"/>
          <table:table-cell table:formula="of:=[.AD5]+[.Q5]*([.AE5]+[.Z5]*20.2)" office:value-type="float" office:value="0.753675759372">
            <text:p>0.7536757594</text:p>
          </table:table-cell>
          <table:table-cell/>
          <table:table-cell table:style-name="ce1" office:value-type="float" office:value="0.068434156">
            <text:p>0.068434156</text:p>
          </table:table-cell>
          <table:table-cell table:style-name="ce1" office:value-type="float" office:value="0.242170635">
            <text:p>0.242170635</text:p>
          </table:table-cell>
          <table:table-cell table:formula="of:=[.AI5]+[.AJ5]" office:value-type="float" office:value="0.310604791">
            <text:p>0.31060479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formula="of:=LOG([.C6];2)" office:value-type="float" office:value="14">
            <text:p>14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41">
            <text:p>741</text:p>
          </table:table-cell>
          <table:table-cell office:value-type="float" office:value="36360">
            <text:p>36360</text:p>
          </table:table-cell>
          <table:table-cell office:value-type="float" office:value="2091">
            <text:p>2091</text:p>
          </table:table-cell>
          <table:table-cell office:value-type="float" office:value="0.02832">
            <text:p>0.02832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624">
            <text:p>2624</text:p>
          </table:table-cell>
          <table:table-cell table:number-columns-repeated="2"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19">
            <text:p>19</text:p>
          </table:table-cell>
          <table:table-cell office:value-type="float" office:value="0.926554">
            <text:p>0.926554</text:p>
          </table:table-cell>
          <table:table-cell office:value-type="float" office:value="1218">
            <text:p>1218</text:p>
          </table:table-cell>
          <table:table-cell office:value-type="float" office:value="0">
            <text:p>0</text:p>
          </table:table-cell>
          <table:table-cell office:value-type="float" office:value="3861">
            <text:p>3861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288511">
            <text:p>0.288511</text:p>
          </table:table-cell>
          <table:table-cell table:style-name="ce1"/>
          <table:table-cell table:formula="of:=[.AD6]+[.Q6]*([.AE6]+[.Z6]*20.2)" office:value-type="float" office:value="0.772154818976">
            <text:p>0.772154819</text:p>
          </table:table-cell>
          <table:table-cell/>
          <table:table-cell table:style-name="ce1" office:value-type="float" office:value="0.105941693">
            <text:p>0.105941693</text:p>
          </table:table-cell>
          <table:table-cell table:style-name="ce1" office:value-type="float" office:value="0.242170635">
            <text:p>0.242170635</text:p>
          </table:table-cell>
          <table:table-cell table:formula="of:=[.AI6]+[.AJ6]" office:value-type="float" office:value="0.348112328">
            <text:p>0.348112328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formula="of:=LOG([.C7];2)" office:value-type="float" office:value="15">
            <text:p>1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70">
            <text:p>570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4">
            <text:p>0.0264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2640">
            <text:p>2640</text:p>
          </table:table-cell>
          <table:table-cell office:value-type="float" office:value="2616">
            <text:p>2616</text:p>
          </table:table-cell>
          <table:table-cell table:number-columns-repeated="2"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966">
            <text:p>966</text:p>
          </table:table-cell>
          <table:table-cell office:value-type="float" office:value="0.990909">
            <text:p>0.990909</text:p>
          </table:table-cell>
          <table:table-cell office:value-type="float" office:value="725">
            <text:p>725</text:p>
          </table:table-cell>
          <table:table-cell office:value-type="float" office:value="0">
            <text:p>0</text:p>
          </table:table-cell>
          <table:table-cell office:value-type="float" office:value="4307">
            <text:p>4307</text:p>
          </table:table-cell>
          <table:table-cell table:style-name="ce1" office:value-type="float" office:value="0.27125">
            <text:p>0.27125</text:p>
          </table:table-cell>
          <table:table-cell table:style-name="ce1" office:value-type="float" office:value="0.288511">
            <text:p>0.288511</text:p>
          </table:table-cell>
          <table:table-cell table:style-name="ce1"/>
          <table:table-cell table:formula="of:=[.AD7]+[.Q7]*([.AE7]+[.Z7]*20.2)" office:value-type="float" office:value="0.80729864192">
            <text:p>0.8072986419</text:p>
          </table:table-cell>
          <table:table-cell/>
          <table:table-cell table:style-name="ce1" office:value-type="float" office:value="0.236647681">
            <text:p>0.236647681</text:p>
          </table:table-cell>
          <table:table-cell table:style-name="ce1" office:value-type="float" office:value="0.242170635">
            <text:p>0.242170635</text:p>
          </table:table-cell>
          <table:table-cell table:formula="of:=[.AI7]+[.AJ7]" office:value-type="float" office:value="0.478818316">
            <text:p>0.478818316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table:formula="of:=LOG([.C8];2)" office:value-type="float" office:value="16">
            <text:p>16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7">
            <text:p>547</text:p>
          </table:table-cell>
          <table:table-cell office:value-type="float" office:value="36360">
            <text:p>36360</text:p>
          </table:table-cell>
          <table:table-cell office:value-type="float" office:value="2048">
            <text:p>2048</text:p>
          </table:table-cell>
          <table:table-cell office:value-type="float" office:value="0.02595">
            <text:p>0.02595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2587">
            <text:p>2587</text:p>
          </table:table-cell>
          <table:table-cell table:number-columns-repeated="2"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385">
            <text:p>385</text:p>
          </table:table-cell>
          <table:table-cell office:value-type="float" office:value="0.996917">
            <text:p>0.996917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3099">
            <text:p>3099</text:p>
          </table:table-cell>
          <table:table-cell table:style-name="ce1" office:value-type="float" office:value="0.319481">
            <text:p>0.319481</text:p>
          </table:table-cell>
          <table:table-cell table:style-name="ce1" office:value-type="float" office:value="0.288511">
            <text:p>0.288511</text:p>
          </table:table-cell>
          <table:table-cell table:style-name="ce1"/>
          <table:table-cell table:formula="of:=[.AD8]+[.Q8]*([.AE8]+[.Z8]*20.2)" office:value-type="float" office:value="0.84954178268">
            <text:p>0.8495417827</text:p>
          </table:table-cell>
          <table:table-cell/>
          <table:table-cell table:style-name="ce1" office:value-type="float" office:value="0.30228937">
            <text:p>0.30228937</text:p>
          </table:table-cell>
          <table:table-cell table:style-name="ce1" office:value-type="float" office:value="0.242170635">
            <text:p>0.242170635</text:p>
          </table:table-cell>
          <table:table-cell table:formula="of:=[.AI8]+[.AJ8]" office:value-type="float" office:value="0.544460005">
            <text:p>0.544460005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table:formula="of:=LOG([.C9];2)" office:value-type="float" office:value="17">
            <text:p>17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614">
            <text:p>2614</text:p>
          </table:table-cell>
          <table:table-cell table:style-name="ce1" office:value-type="float" office:value="0.38028">
            <text:p>0.38028</text:p>
          </table:table-cell>
          <table:table-cell table:style-name="ce1" office:value-type="float" office:value="0.288511">
            <text:p>0.288511</text:p>
          </table:table-cell>
          <table:table-cell table:style-name="ce1"/>
          <table:table-cell table:formula="of:=[.AD9]+[.Q9]*([.AE9]+[.Z9]*20.2)" office:value-type="float" office:value="0.90929335402">
            <text:p>0.909293354</text:p>
          </table:table-cell>
          <table:table-cell/>
          <table:table-cell table:style-name="ce1" office:value-type="float" office:value="0.667017966">
            <text:p>0.667017966</text:p>
          </table:table-cell>
          <table:table-cell table:style-name="ce1" office:value-type="float" office:value="0.242170635">
            <text:p>0.242170635</text:p>
          </table:table-cell>
          <table:table-cell table:formula="of:=[.AI9]+[.AJ9]" office:value-type="float" office:value="0.909188601">
            <text:p>0.90918860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table:formula="of:=LOG([.C10];2)" office:value-type="float" office:value="18">
            <text:p>18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3">
            <text:p>2583</text:p>
          </table:table-cell>
          <table:table-cell table:style-name="ce1" office:value-type="float" office:value="0.457685">
            <text:p>0.457685</text:p>
          </table:table-cell>
          <table:table-cell table:style-name="ce1" office:value-type="float" office:value="0.288511">
            <text:p>0.288511</text:p>
          </table:table-cell>
          <table:table-cell table:style-name="ce1"/>
          <table:table-cell table:formula="of:=[.AD10]+[.Q10]*([.AE10]+[.Z10]*20.2)" office:value-type="float" office:value="0.98669835402">
            <text:p>0.986698354</text:p>
          </table:table-cell>
          <table:table-cell/>
          <table:table-cell table:style-name="ce1" office:value-type="float" office:value="1.141294802">
            <text:p>1.141294802</text:p>
          </table:table-cell>
          <table:table-cell table:style-name="ce1" office:value-type="float" office:value="0.242170635">
            <text:p>0.242170635</text:p>
          </table:table-cell>
          <table:table-cell table:formula="of:=[.AI10]+[.AJ10]" office:value-type="float" office:value="1.383465437">
            <text:p>1.383465437</text:p>
          </table:table-cell>
        </table:table-row>
        <table:table-row table:style-name="ro2">
          <table:table-cell table:number-columns-repeated="2"/>
          <table:table-cell/>
          <table:table-cell table:formula="of:=LOG([.C11];2)" office:value-type="float" office:value="0">
            <text:p>Err:502</text:p>
          </table:table-cell>
          <table:table-cell table:number-columns-repeated="25"/>
          <table:table-cell table:style-name="ce1" table:number-columns-repeated="3"/>
          <table:table-cell table:number-columns-repeated="5"/>
        </table:table-row>
        <table:table-row table:style-name="ro1">
          <table:table-cell office:value-type="string">
            <text:p>64KB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formula="of:=LOG([.C12];2)"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49">
            <text:p>8449</text:p>
          </table:table-cell>
          <table:table-cell office:value-type="float" office:value="36360">
            <text:p>36360</text:p>
          </table:table-cell>
          <table:table-cell office:value-type="float" office:value="5821">
            <text:p>5821</text:p>
          </table:table-cell>
          <table:table-cell office:value-type="float" office:value="0.1427">
            <text:p>0.1427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14270">
            <text:p>14270</text:p>
          </table:table-cell>
          <table:table-cell office:value-type="float" office:value="2589">
            <text:p>2589</text:p>
          </table:table-cell>
          <table:table-cell table:number-columns-repeated="2" office:value-type="float" office:value="0">
            <text:p>0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18143">
            <text:p>0.18143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2879">
            <text:p>2879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341213">
            <text:p>0.341213</text:p>
          </table:table-cell>
          <table:table-cell table:style-name="ce1"/>
          <table:table-cell table:formula="of:=[.AD12]+[.Q12]*([.AE12]+[.Z12]*20.2)" office:value-type="float" office:value="0.7184903273">
            <text:p>0.7184903273</text:p>
          </table:table-cell>
          <table:table-cell/>
          <table:table-cell table:style-name="ce1" office:value-type="float" office:value="0.015114948">
            <text:p>0.015114948</text:p>
          </table:table-cell>
          <table:table-cell table:style-name="ce1" office:value-type="float" office:value="0.360317611">
            <text:p>0.360317611</text:p>
          </table:table-cell>
          <table:table-cell table:formula="of:=[.AI12]+[.AJ12]" office:value-type="float" office:value="0.375432559">
            <text:p>0.375432559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formula="of:=LOG([.C13];2)"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170">
            <text:p>5170</text:p>
          </table:table-cell>
          <table:table-cell office:value-type="float" office:value="36360">
            <text:p>36360</text:p>
          </table:table-cell>
          <table:table-cell office:value-type="float" office:value="4452">
            <text:p>4452</text:p>
          </table:table-cell>
          <table:table-cell office:value-type="float" office:value="0.09622">
            <text:p>0.09622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9622">
            <text:p>9622</text:p>
          </table:table-cell>
          <table:table-cell office:value-type="float" office:value="2589">
            <text:p>2589</text:p>
          </table:table-cell>
          <table:table-cell table:number-columns-repeated="2" office:value-type="float" office:value="0">
            <text:p>0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269071">
            <text:p>0.269071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2878">
            <text:p>2878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341213">
            <text:p>0.341213</text:p>
          </table:table-cell>
          <table:table-cell table:style-name="ce1"/>
          <table:table-cell table:formula="of:=[.AD13]+[.Q13]*([.AE13]+[.Z13]*20.2)" office:value-type="float" office:value="0.710305749584">
            <text:p>0.7103057496</text:p>
          </table:table-cell>
          <table:table-cell/>
          <table:table-cell table:style-name="ce1" office:value-type="float" office:value="0.018662359">
            <text:p>0.018662359</text:p>
          </table:table-cell>
          <table:table-cell table:style-name="ce1" office:value-type="float" office:value="0.360317611">
            <text:p>0.360317611</text:p>
          </table:table-cell>
          <table:table-cell table:style-name="ce4" table:formula="of:=[.AI13]+[.AJ13]" office:value-type="float" office:value="0.37897997">
            <text:p>0.37897997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formula="of:=LOG([.C14];2)"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941">
            <text:p>2941</text:p>
          </table:table-cell>
          <table:table-cell office:value-type="float" office:value="36360">
            <text:p>36360</text:p>
          </table:table-cell>
          <table:table-cell office:value-type="float" office:value="3051">
            <text:p>3051</text:p>
          </table:table-cell>
          <table:table-cell office:value-type="float" office:value="0.05992">
            <text:p>0.05992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5992">
            <text:p>599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0">
            <text:p>0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432577">
            <text:p>0.432577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2876">
            <text:p>2876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341213">
            <text:p>0.341213</text:p>
          </table:table-cell>
          <table:table-cell table:style-name="ce1"/>
          <table:table-cell table:formula="of:=[.AD14]+[.Q14]*([.AE14]+[.Z14]*20.2)" office:value-type="float" office:value="0.729714762528">
            <text:p>0.7297147625</text:p>
          </table:table-cell>
          <table:table-cell/>
          <table:table-cell table:style-name="ce1" office:value-type="float" office:value="0.037640553">
            <text:p>0.037640553</text:p>
          </table:table-cell>
          <table:table-cell table:style-name="ce1" office:value-type="float" office:value="0.360317611">
            <text:p>0.360317611</text:p>
          </table:table-cell>
          <table:table-cell table:formula="of:=[.AI14]+[.AJ14]" office:value-type="float" office:value="0.397958164">
            <text:p>0.39795816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formula="of:=LOG([.C15];2)" office:value-type="float" office:value="13">
            <text:p>13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844">
            <text:p>1844</text:p>
          </table:table-cell>
          <table:table-cell office:value-type="float" office:value="36360">
            <text:p>36360</text:p>
          </table:table-cell>
          <table:table-cell office:value-type="float" office:value="2403">
            <text:p>2403</text:p>
          </table:table-cell>
          <table:table-cell office:value-type="float" office:value="0.04247">
            <text:p>0.04247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office:value-type="float" office:value="2593">
            <text:p>2593</text:p>
          </table:table-cell>
          <table:table-cell table:number-columns-repeated="2"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610549">
            <text:p>0.610549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2869">
            <text:p>2869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341213">
            <text:p>0.341213</text:p>
          </table:table-cell>
          <table:table-cell table:style-name="ce1"/>
          <table:table-cell table:formula="of:=[.AD15]+[.Q15]*([.AE15]+[.Z15]*20.2)" office:value-type="float" office:value="0.749450639916">
            <text:p>0.7494506399</text:p>
          </table:table-cell>
          <table:table-cell/>
          <table:table-cell table:style-name="ce1" office:value-type="float" office:value="0.068434156">
            <text:p>0.068434156</text:p>
          </table:table-cell>
          <table:table-cell table:style-name="ce1" office:value-type="float" office:value="0.360317611">
            <text:p>0.360317611</text:p>
          </table:table-cell>
          <table:table-cell table:formula="of:=[.AI15]+[.AJ15]" office:value-type="float" office:value="0.428751767">
            <text:p>0.428751767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formula="of:=LOG([.C16];2)" office:value-type="float" office:value="14">
            <text:p>14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41">
            <text:p>741</text:p>
          </table:table-cell>
          <table:table-cell office:value-type="float" office:value="36360">
            <text:p>36360</text:p>
          </table:table-cell>
          <table:table-cell office:value-type="float" office:value="2091">
            <text:p>2091</text:p>
          </table:table-cell>
          <table:table-cell office:value-type="float" office:value="0.02832">
            <text:p>0.02832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596">
            <text:p>2596</text:p>
          </table:table-cell>
          <table:table-cell table:number-columns-repeated="2"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0.916667">
            <text:p>0.916667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861">
            <text:p>2861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341213">
            <text:p>0.341213</text:p>
          </table:table-cell>
          <table:table-cell table:style-name="ce1"/>
          <table:table-cell table:formula="of:=[.AD16]+[.Q16]*([.AE16]+[.Z16]*20.2)" office:value-type="float" office:value="0.767991342848">
            <text:p>0.7679913428</text:p>
          </table:table-cell>
          <table:table-cell/>
          <table:table-cell table:style-name="ce1" office:value-type="float" office:value="0.105941693">
            <text:p>0.105941693</text:p>
          </table:table-cell>
          <table:table-cell table:style-name="ce1" office:value-type="float" office:value="0.360317611">
            <text:p>0.360317611</text:p>
          </table:table-cell>
          <table:table-cell table:formula="of:=[.AI16]+[.AJ16]" office:value-type="float" office:value="0.466259304">
            <text:p>0.46625930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formula="of:=LOG([.C17];2)" office:value-type="float" office:value="15">
            <text:p>1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70">
            <text:p>570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4">
            <text:p>0.0264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2640">
            <text:p>2640</text:p>
          </table:table-cell>
          <table:table-cell office:value-type="float" office:value="2598">
            <text:p>2598</text:p>
          </table:table-cell>
          <table:table-cell table:number-columns-repeated="2"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0.984091">
            <text:p>0.984091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858">
            <text:p>2858</text:p>
          </table:table-cell>
          <table:table-cell table:style-name="ce1" office:value-type="float" office:value="0.27125">
            <text:p>0.27125</text:p>
          </table:table-cell>
          <table:table-cell table:style-name="ce1" office:value-type="float" office:value="0.341213">
            <text:p>0.341213</text:p>
          </table:table-cell>
          <table:table-cell table:style-name="ce1"/>
          <table:table-cell table:formula="of:=[.AD17]+[.Q17]*([.AE17]+[.Z17]*20.2)" office:value-type="float" office:value="0.80505407168">
            <text:p>0.8050540717</text:p>
          </table:table-cell>
          <table:table-cell/>
          <table:table-cell table:style-name="ce1" office:value-type="float" office:value="0.236647681">
            <text:p>0.236647681</text:p>
          </table:table-cell>
          <table:table-cell table:style-name="ce1" office:value-type="float" office:value="0.360317611">
            <text:p>0.360317611</text:p>
          </table:table-cell>
          <table:table-cell table:formula="of:=[.AI17]+[.AJ17]" office:value-type="float" office:value="0.596965292">
            <text:p>0.596965292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table:formula="of:=LOG([.C18];2)" office:value-type="float" office:value="16">
            <text:p>16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7">
            <text:p>547</text:p>
          </table:table-cell>
          <table:table-cell office:value-type="float" office:value="36360">
            <text:p>36360</text:p>
          </table:table-cell>
          <table:table-cell office:value-type="float" office:value="2048">
            <text:p>2048</text:p>
          </table:table-cell>
          <table:table-cell office:value-type="float" office:value="0.02595">
            <text:p>0.02595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2583">
            <text:p>2583</text:p>
          </table:table-cell>
          <table:table-cell table:number-columns-repeated="2"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53">
            <text:p>53</text:p>
          </table:table-cell>
          <table:table-cell office:value-type="float" office:value="0.995376">
            <text:p>0.99537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661">
            <text:p>2661</text:p>
          </table:table-cell>
          <table:table-cell table:style-name="ce1" office:value-type="float" office:value="0.319481">
            <text:p>0.319481</text:p>
          </table:table-cell>
          <table:table-cell table:style-name="ce1" office:value-type="float" office:value="0.341213">
            <text:p>0.341213</text:p>
          </table:table-cell>
          <table:table-cell table:style-name="ce1"/>
          <table:table-cell table:formula="of:=[.AD18]+[.Q18]*([.AE18]+[.Z18]*20.2)" office:value-type="float" office:value="0.85010162279">
            <text:p>0.8501016228</text:p>
          </table:table-cell>
          <table:table-cell/>
          <table:table-cell table:style-name="ce1" office:value-type="float" office:value="0.30228937">
            <text:p>0.30228937</text:p>
          </table:table-cell>
          <table:table-cell table:style-name="ce1" office:value-type="float" office:value="0.360317611">
            <text:p>0.360317611</text:p>
          </table:table-cell>
          <table:table-cell table:formula="of:=[.AI18]+[.AJ18]" office:value-type="float" office:value="0.662606981">
            <text:p>0.66260698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table:formula="of:=LOG([.C19];2)" office:value-type="float" office:value="17">
            <text:p>17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97">
            <text:p>2597</text:p>
          </table:table-cell>
          <table:table-cell table:style-name="ce1" office:value-type="float" office:value="0.38028">
            <text:p>0.38028</text:p>
          </table:table-cell>
          <table:table-cell table:style-name="ce1" office:value-type="float" office:value="0.341213">
            <text:p>0.341213</text:p>
          </table:table-cell>
          <table:table-cell table:style-name="ce1"/>
          <table:table-cell table:formula="of:=[.AD19]+[.Q19]*([.AE19]+[.Z19]*20.2)" office:value-type="float" office:value="0.91065411966">
            <text:p>0.9106541197</text:p>
          </table:table-cell>
          <table:table-cell/>
          <table:table-cell table:style-name="ce1" office:value-type="float" office:value="0.667017966">
            <text:p>0.667017966</text:p>
          </table:table-cell>
          <table:table-cell table:style-name="ce1" office:value-type="float" office:value="0.360317611">
            <text:p>0.360317611</text:p>
          </table:table-cell>
          <table:table-cell table:formula="of:=[.AI19]+[.AJ19]" office:value-type="float" office:value="1.027335577">
            <text:p>1.027335577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table:formula="of:=LOG([.C20];2)" office:value-type="float" office:value="18">
            <text:p>18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457685">
            <text:p>0.457685</text:p>
          </table:table-cell>
          <table:table-cell table:style-name="ce1" office:value-type="float" office:value="0.341213">
            <text:p>0.341213</text:p>
          </table:table-cell>
          <table:table-cell table:style-name="ce1"/>
          <table:table-cell table:formula="of:=[.AD20]+[.Q20]*([.AE20]+[.Z20]*20.2)" office:value-type="float" office:value="0.98805911966">
            <text:p>0.9880591197</text:p>
          </table:table-cell>
          <table:table-cell/>
          <table:table-cell table:style-name="ce1" office:value-type="float" office:value="1.141294802">
            <text:p>1.141294802</text:p>
          </table:table-cell>
          <table:table-cell table:style-name="ce1" office:value-type="float" office:value="0.360317611">
            <text:p>0.360317611</text:p>
          </table:table-cell>
          <table:table-cell table:formula="of:=[.AI20]+[.AJ20]" office:value-type="float" office:value="1.501612413">
            <text:p>1.501612413</text:p>
          </table:table-cell>
        </table:table-row>
        <table:table-row table:style-name="ro2">
          <table:table-cell table:number-columns-repeated="2"/>
          <table:table-cell/>
          <table:table-cell table:formula="of:=LOG([.C21];2)" office:value-type="float" office:value="0">
            <text:p>Err:502</text:p>
          </table:table-cell>
          <table:table-cell table:number-columns-repeated="25"/>
          <table:table-cell table:style-name="ce1" table:number-columns-repeated="3"/>
          <table:table-cell table:number-columns-repeated="5"/>
        </table:table-row>
        <table:table-row table:style-name="ro1">
          <table:table-cell office:value-type="string">
            <text:p>128KB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formula="of:=LOG([.C22];2)"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49">
            <text:p>8449</text:p>
          </table:table-cell>
          <table:table-cell office:value-type="float" office:value="36360">
            <text:p>36360</text:p>
          </table:table-cell>
          <table:table-cell office:value-type="float" office:value="5821">
            <text:p>5821</text:p>
          </table:table-cell>
          <table:table-cell office:value-type="float" office:value="0.1427">
            <text:p>0.1427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14270">
            <text:p>1427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180939">
            <text:p>0.18093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86">
            <text:p>2586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401236">
            <text:p>0.401236</text:p>
          </table:table-cell>
          <table:table-cell table:style-name="ce1"/>
          <table:table-cell table:formula="of:=[.AD22]+[.Q22]*([.AE22]+[.Z22]*20.2)" office:value-type="float" office:value="0.72564028226">
            <text:p>0.7256402823</text:p>
          </table:table-cell>
          <table:table-cell/>
          <table:table-cell table:style-name="ce1" office:value-type="float" office:value="0.015114948">
            <text:p>0.015114948</text:p>
          </table:table-cell>
          <table:table-cell table:style-name="ce1" office:value-type="float" office:value="0.559933334">
            <text:p>0.559933334</text:p>
          </table:table-cell>
          <table:table-cell table:formula="of:=[.AI22]+[.AJ22]" office:value-type="float" office:value="0.575048282">
            <text:p>0.575048282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formula="of:=LOG([.C23];2)"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170">
            <text:p>5170</text:p>
          </table:table-cell>
          <table:table-cell office:value-type="float" office:value="36360">
            <text:p>36360</text:p>
          </table:table-cell>
          <table:table-cell office:value-type="float" office:value="4452">
            <text:p>4452</text:p>
          </table:table-cell>
          <table:table-cell office:value-type="float" office:value="0.09622">
            <text:p>0.09622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9622">
            <text:p>962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268343">
            <text:p>0.26834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86">
            <text:p>2586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401236">
            <text:p>0.401236</text:p>
          </table:table-cell>
          <table:table-cell table:style-name="ce1"/>
          <table:table-cell table:formula="of:=[.AD23]+[.Q23]*([.AE23]+[.Z23]*20.2)" office:value-type="float" office:value="0.714666189812">
            <text:p>0.7146661898</text:p>
          </table:table-cell>
          <table:table-cell/>
          <table:table-cell table:style-name="ce1" office:value-type="float" office:value="0.018662359">
            <text:p>0.018662359</text:p>
          </table:table-cell>
          <table:table-cell table:style-name="ce1" office:value-type="float" office:value="0.559933334">
            <text:p>0.559933334</text:p>
          </table:table-cell>
          <table:table-cell table:formula="of:=[.AI23]+[.AJ23]" office:value-type="float" office:value="0.578595693">
            <text:p>0.57859569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formula="of:=LOG([.C24];2)"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941">
            <text:p>2941</text:p>
          </table:table-cell>
          <table:table-cell office:value-type="float" office:value="36360">
            <text:p>36360</text:p>
          </table:table-cell>
          <table:table-cell office:value-type="float" office:value="3051">
            <text:p>3051</text:p>
          </table:table-cell>
          <table:table-cell office:value-type="float" office:value="0.05992">
            <text:p>0.05992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5992">
            <text:p>599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430908">
            <text:p>0.4309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84">
            <text:p>2584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401236">
            <text:p>0.401236</text:p>
          </table:table-cell>
          <table:table-cell table:style-name="ce1"/>
          <table:table-cell table:formula="of:=[.AD24]+[.Q24]*([.AE24]+[.Z24]*20.2)" office:value-type="float" office:value="0.731291209792">
            <text:p>0.7312912098</text:p>
          </table:table-cell>
          <table:table-cell/>
          <table:table-cell table:style-name="ce1" office:value-type="float" office:value="0.037640553">
            <text:p>0.037640553</text:p>
          </table:table-cell>
          <table:table-cell table:style-name="ce1" office:value-type="float" office:value="0.559933334">
            <text:p>0.559933334</text:p>
          </table:table-cell>
          <table:table-cell table:formula="of:=[.AI24]+[.AJ24]" office:value-type="float" office:value="0.597573887">
            <text:p>0.597573887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formula="of:=LOG([.C25];2)" office:value-type="float" office:value="13">
            <text:p>13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844">
            <text:p>1844</text:p>
          </table:table-cell>
          <table:table-cell office:value-type="float" office:value="36360">
            <text:p>36360</text:p>
          </table:table-cell>
          <table:table-cell office:value-type="float" office:value="2403">
            <text:p>2403</text:p>
          </table:table-cell>
          <table:table-cell office:value-type="float" office:value="0.04247">
            <text:p>0.04247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607959">
            <text:p>0.607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84">
            <text:p>2584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401236">
            <text:p>0.401236</text:p>
          </table:table-cell>
          <table:table-cell table:style-name="ce1"/>
          <table:table-cell table:formula="of:=[.AD25]+[.Q25]*([.AE25]+[.Z25]*20.2)" office:value-type="float" office:value="0.749777871266">
            <text:p>0.7497778713</text:p>
          </table:table-cell>
          <table:table-cell/>
          <table:table-cell table:style-name="ce1" office:value-type="float" office:value="0.068434156">
            <text:p>0.068434156</text:p>
          </table:table-cell>
          <table:table-cell table:style-name="ce1" office:value-type="float" office:value="0.559933334">
            <text:p>0.559933334</text:p>
          </table:table-cell>
          <table:table-cell table:formula="of:=[.AI25]+[.AJ25]" office:value-type="float" office:value="0.62836749">
            <text:p>0.62836749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formula="of:=LOG([.C26];2)" office:value-type="float" office:value="14">
            <text:p>14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41">
            <text:p>741</text:p>
          </table:table-cell>
          <table:table-cell office:value-type="float" office:value="36360">
            <text:p>36360</text:p>
          </table:table-cell>
          <table:table-cell office:value-type="float" office:value="2091">
            <text:p>2091</text:p>
          </table:table-cell>
          <table:table-cell office:value-type="float" office:value="0.02832">
            <text:p>0.02832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0.911723">
            <text:p>0.9117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401236">
            <text:p>0.401236</text:p>
          </table:table-cell>
          <table:table-cell table:style-name="ce1"/>
          <table:table-cell table:formula="of:=[.AD26]+[.Q26]*([.AE26]+[.Z26]*20.2)" office:value-type="float" office:value="0.766862909792">
            <text:p>0.7668629098</text:p>
          </table:table-cell>
          <table:table-cell/>
          <table:table-cell table:style-name="ce1" office:value-type="float" office:value="0.105941693">
            <text:p>0.105941693</text:p>
          </table:table-cell>
          <table:table-cell table:style-name="ce1" office:value-type="float" office:value="0.559933334">
            <text:p>0.559933334</text:p>
          </table:table-cell>
          <table:table-cell table:formula="of:=[.AI26]+[.AJ26]" office:value-type="float" office:value="0.665875027">
            <text:p>0.665875027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formula="of:=LOG([.C27];2)" office:value-type="float" office:value="15">
            <text:p>1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70">
            <text:p>570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4">
            <text:p>0.0264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2640">
            <text:p>264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0.97803">
            <text:p>0.9780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27125">
            <text:p>0.27125</text:p>
          </table:table-cell>
          <table:table-cell table:style-name="ce1" office:value-type="float" office:value="0.401236">
            <text:p>0.401236</text:p>
          </table:table-cell>
          <table:table-cell table:style-name="ce1"/>
          <table:table-cell table:formula="of:=[.AD27]+[.Q27]*([.AE27]+[.Z27]*20.2)" office:value-type="float" office:value="0.8034064688">
            <text:p>0.8034064688</text:p>
          </table:table-cell>
          <table:table-cell/>
          <table:table-cell table:style-name="ce1" office:value-type="float" office:value="0.236647681">
            <text:p>0.236647681</text:p>
          </table:table-cell>
          <table:table-cell table:style-name="ce1" office:value-type="float" office:value="0.559933334">
            <text:p>0.559933334</text:p>
          </table:table-cell>
          <table:table-cell table:formula="of:=[.AI27]+[.AJ27]" office:value-type="float" office:value="0.796581015">
            <text:p>0.796581015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table:formula="of:=LOG([.C28];2)" office:value-type="float" office:value="16">
            <text:p>16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7">
            <text:p>547</text:p>
          </table:table-cell>
          <table:table-cell office:value-type="float" office:value="36360">
            <text:p>36360</text:p>
          </table:table-cell>
          <table:table-cell office:value-type="float" office:value="2048">
            <text:p>2048</text:p>
          </table:table-cell>
          <table:table-cell office:value-type="float" office:value="0.02595">
            <text:p>0.02595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0.99499">
            <text:p>0.9949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319481">
            <text:p>0.319481</text:p>
          </table:table-cell>
          <table:table-cell table:style-name="ce1" office:value-type="float" office:value="0.401236">
            <text:p>0.401236</text:p>
          </table:table-cell>
          <table:table-cell table:style-name="ce1"/>
          <table:table-cell table:formula="of:=[.AD28]+[.Q28]*([.AE28]+[.Z28]*20.2)" office:value-type="float" office:value="0.8514568823">
            <text:p>0.8514568823</text:p>
          </table:table-cell>
          <table:table-cell/>
          <table:table-cell table:style-name="ce1" office:value-type="float" office:value="0.30228937">
            <text:p>0.30228937</text:p>
          </table:table-cell>
          <table:table-cell table:style-name="ce1" office:value-type="float" office:value="0.559933334">
            <text:p>0.559933334</text:p>
          </table:table-cell>
          <table:table-cell table:formula="of:=[.AI28]+[.AJ28]" office:value-type="float" office:value="0.862222704">
            <text:p>0.86222270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table:formula="of:=LOG([.C29];2)" office:value-type="float" office:value="17">
            <text:p>17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38028">
            <text:p>0.38028</text:p>
          </table:table-cell>
          <table:table-cell table:style-name="ce1" office:value-type="float" office:value="0.401236">
            <text:p>0.401236</text:p>
          </table:table-cell>
          <table:table-cell table:style-name="ce1"/>
          <table:table-cell table:formula="of:=[.AD29]+[.Q29]*([.AE29]+[.Z29]*20.2)" office:value-type="float" office:value="0.91220391352">
            <text:p>0.9122039135</text:p>
          </table:table-cell>
          <table:table-cell/>
          <table:table-cell table:style-name="ce1" office:value-type="float" office:value="0.667017966">
            <text:p>0.667017966</text:p>
          </table:table-cell>
          <table:table-cell table:style-name="ce1" office:value-type="float" office:value="0.559933334">
            <text:p>0.559933334</text:p>
          </table:table-cell>
          <table:table-cell table:formula="of:=[.AI29]+[.AJ29]" office:value-type="float" office:value="1.2269513">
            <text:p>1.226951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table:formula="of:=LOG([.C30];2)" office:value-type="float" office:value="18">
            <text:p>18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457685">
            <text:p>0.457685</text:p>
          </table:table-cell>
          <table:table-cell table:style-name="ce1" office:value-type="float" office:value="0.401236">
            <text:p>0.401236</text:p>
          </table:table-cell>
          <table:table-cell table:style-name="ce1"/>
          <table:table-cell table:formula="of:=[.AD30]+[.Q30]*([.AE30]+[.Z30]*20.2)" office:value-type="float" office:value="0.98960891352">
            <text:p>0.9896089135</text:p>
          </table:table-cell>
          <table:table-cell/>
          <table:table-cell table:style-name="ce1" office:value-type="float" office:value="1.141294802">
            <text:p>1.141294802</text:p>
          </table:table-cell>
          <table:table-cell table:style-name="ce1" office:value-type="float" office:value="0.559933334">
            <text:p>0.559933334</text:p>
          </table:table-cell>
          <table:table-cell table:formula="of:=[.AI30]+[.AJ30]" office:value-type="float" office:value="1.701228136">
            <text:p>1.701228136</text:p>
          </table:table-cell>
        </table:table-row>
        <table:table-row table:style-name="ro2">
          <table:table-cell table:number-columns-repeated="2"/>
          <table:table-cell/>
          <table:table-cell table:formula="of:=LOG([.C31];2)" office:value-type="float" office:value="0">
            <text:p>Err:502</text:p>
          </table:table-cell>
          <table:table-cell table:number-columns-repeated="25"/>
          <table:table-cell table:style-name="ce1" table:number-columns-repeated="3"/>
          <table:table-cell table:number-columns-repeated="5"/>
        </table:table-row>
        <table:table-row table:style-name="ro1">
          <table:table-cell office:value-type="string">
            <text:p>256KB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formula="of:=LOG([.C32];2)"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49">
            <text:p>8449</text:p>
          </table:table-cell>
          <table:table-cell office:value-type="float" office:value="36360">
            <text:p>36360</text:p>
          </table:table-cell>
          <table:table-cell office:value-type="float" office:value="5821">
            <text:p>5821</text:p>
          </table:table-cell>
          <table:table-cell office:value-type="float" office:value="0.1427">
            <text:p>0.1427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14270">
            <text:p>1427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180939">
            <text:p>0.18093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458925">
            <text:p>0.458925</text:p>
          </table:table-cell>
          <table:table-cell table:style-name="ce1"/>
          <table:table-cell table:formula="of:=[.AD32]+[.Q32]*([.AE32]+[.Z32]*20.2)" office:value-type="float" office:value="0.73387250256">
            <text:p>0.7338725026</text:p>
          </table:table-cell>
          <table:table-cell/>
          <table:table-cell table:style-name="ce1" office:value-type="float" office:value="0.015114948">
            <text:p>0.015114948</text:p>
          </table:table-cell>
          <table:table-cell table:style-name="ce1" office:value-type="float" office:value="1.293540536">
            <text:p>1.293540536</text:p>
          </table:table-cell>
          <table:table-cell table:formula="of:=[.AI32]+[.AJ32]" office:value-type="float" office:value="1.308655484">
            <text:p>1.30865548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formula="of:=LOG([.C33];2)"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170">
            <text:p>5170</text:p>
          </table:table-cell>
          <table:table-cell office:value-type="float" office:value="36360">
            <text:p>36360</text:p>
          </table:table-cell>
          <table:table-cell office:value-type="float" office:value="4452">
            <text:p>4452</text:p>
          </table:table-cell>
          <table:table-cell office:value-type="float" office:value="0.09622">
            <text:p>0.09622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9622">
            <text:p>962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268343">
            <text:p>0.26834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458925">
            <text:p>0.458925</text:p>
          </table:table-cell>
          <table:table-cell table:style-name="ce1"/>
          <table:table-cell table:formula="of:=[.AD33]+[.Q33]*([.AE33]+[.Z33]*20.2)" office:value-type="float" office:value="0.720217025392">
            <text:p>0.7202170254</text:p>
          </table:table-cell>
          <table:table-cell/>
          <table:table-cell table:style-name="ce1" office:value-type="float" office:value="0.018662359">
            <text:p>0.018662359</text:p>
          </table:table-cell>
          <table:table-cell table:style-name="ce1" office:value-type="float" office:value="1.293540536">
            <text:p>1.293540536</text:p>
          </table:table-cell>
          <table:table-cell table:formula="of:=[.AI33]+[.AJ33]" office:value-type="float" office:value="1.312202895">
            <text:p>1.312202895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formula="of:=LOG([.C34];2)"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941">
            <text:p>2941</text:p>
          </table:table-cell>
          <table:table-cell office:value-type="float" office:value="36360">
            <text:p>36360</text:p>
          </table:table-cell>
          <table:table-cell office:value-type="float" office:value="3051">
            <text:p>3051</text:p>
          </table:table-cell>
          <table:table-cell office:value-type="float" office:value="0.05992">
            <text:p>0.05992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5992">
            <text:p>599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430908">
            <text:p>0.430908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458925">
            <text:p>0.458925</text:p>
          </table:table-cell>
          <table:table-cell table:style-name="ce1"/>
          <table:table-cell table:formula="of:=[.AD34]+[.Q34]*([.AE34]+[.Z34]*20.2)" office:value-type="float" office:value="0.734747934672">
            <text:p>0.7347479347</text:p>
          </table:table-cell>
          <table:table-cell/>
          <table:table-cell table:style-name="ce1" office:value-type="float" office:value="0.037640553">
            <text:p>0.037640553</text:p>
          </table:table-cell>
          <table:table-cell table:style-name="ce1" office:value-type="float" office:value="1.293540536">
            <text:p>1.293540536</text:p>
          </table:table-cell>
          <table:table-cell table:formula="of:=[.AI34]+[.AJ34]" office:value-type="float" office:value="1.331181089">
            <text:p>1.331181089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formula="of:=LOG([.C35];2)" office:value-type="float" office:value="13">
            <text:p>13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844">
            <text:p>1844</text:p>
          </table:table-cell>
          <table:table-cell office:value-type="float" office:value="36360">
            <text:p>36360</text:p>
          </table:table-cell>
          <table:table-cell office:value-type="float" office:value="2403">
            <text:p>2403</text:p>
          </table:table-cell>
          <table:table-cell office:value-type="float" office:value="0.04247">
            <text:p>0.04247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607959">
            <text:p>0.60795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458925">
            <text:p>0.458925</text:p>
          </table:table-cell>
          <table:table-cell table:style-name="ce1"/>
          <table:table-cell table:formula="of:=[.AD35]+[.Q35]*([.AE35]+[.Z35]*20.2)" office:value-type="float" office:value="0.752227923096">
            <text:p>0.7522279231</text:p>
          </table:table-cell>
          <table:table-cell/>
          <table:table-cell table:style-name="ce1" office:value-type="float" office:value="0.068434156">
            <text:p>0.068434156</text:p>
          </table:table-cell>
          <table:table-cell table:style-name="ce1" office:value-type="float" office:value="1.293540536">
            <text:p>1.293540536</text:p>
          </table:table-cell>
          <table:table-cell table:formula="of:=[.AI35]+[.AJ35]" office:value-type="float" office:value="1.361974692">
            <text:p>1.361974692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formula="of:=LOG([.C36];2)" office:value-type="float" office:value="14">
            <text:p>14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41">
            <text:p>741</text:p>
          </table:table-cell>
          <table:table-cell office:value-type="float" office:value="36360">
            <text:p>36360</text:p>
          </table:table-cell>
          <table:table-cell office:value-type="float" office:value="2091">
            <text:p>2091</text:p>
          </table:table-cell>
          <table:table-cell office:value-type="float" office:value="0.02832">
            <text:p>0.02832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0.911723">
            <text:p>0.91172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458925">
            <text:p>0.458925</text:p>
          </table:table-cell>
          <table:table-cell table:style-name="ce1"/>
          <table:table-cell table:formula="of:=[.AD36]+[.Q36]*([.AE36]+[.Z36]*20.2)" office:value-type="float" office:value="0.768496662272">
            <text:p>0.7684966623</text:p>
          </table:table-cell>
          <table:table-cell/>
          <table:table-cell table:style-name="ce1" office:value-type="float" office:value="0.105941693">
            <text:p>0.105941693</text:p>
          </table:table-cell>
          <table:table-cell table:style-name="ce1" office:value-type="float" office:value="1.293540536">
            <text:p>1.293540536</text:p>
          </table:table-cell>
          <table:table-cell table:formula="of:=[.AI36]+[.AJ36]" office:value-type="float" office:value="1.399482229">
            <text:p>1.399482229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formula="of:=LOG([.C37];2)" office:value-type="float" office:value="15">
            <text:p>1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70">
            <text:p>570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4">
            <text:p>0.0264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2640">
            <text:p>264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0.97803">
            <text:p>0.9780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27125">
            <text:p>0.27125</text:p>
          </table:table-cell>
          <table:table-cell table:style-name="ce1" office:value-type="float" office:value="0.458925">
            <text:p>0.458925</text:p>
          </table:table-cell>
          <table:table-cell table:style-name="ce1"/>
          <table:table-cell table:formula="of:=[.AD37]+[.Q37]*([.AE37]+[.Z37]*20.2)" office:value-type="float" office:value="0.8049294584">
            <text:p>0.8049294584</text:p>
          </table:table-cell>
          <table:table-cell/>
          <table:table-cell table:style-name="ce1" office:value-type="float" office:value="0.236647681">
            <text:p>0.236647681</text:p>
          </table:table-cell>
          <table:table-cell table:style-name="ce1" office:value-type="float" office:value="1.293540536">
            <text:p>1.293540536</text:p>
          </table:table-cell>
          <table:table-cell table:formula="of:=[.AI37]+[.AJ37]" office:value-type="float" office:value="1.530188217">
            <text:p>1.530188217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table:formula="of:=LOG([.C38];2)" office:value-type="float" office:value="16">
            <text:p>16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7">
            <text:p>547</text:p>
          </table:table-cell>
          <table:table-cell office:value-type="float" office:value="36360">
            <text:p>36360</text:p>
          </table:table-cell>
          <table:table-cell office:value-type="float" office:value="2048">
            <text:p>2048</text:p>
          </table:table-cell>
          <table:table-cell office:value-type="float" office:value="0.02595">
            <text:p>0.02595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0.99499">
            <text:p>0.9949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319481">
            <text:p>0.319481</text:p>
          </table:table-cell>
          <table:table-cell table:style-name="ce1" office:value-type="float" office:value="0.458925">
            <text:p>0.458925</text:p>
          </table:table-cell>
          <table:table-cell table:style-name="ce1"/>
          <table:table-cell table:formula="of:=[.AD38]+[.Q38]*([.AE38]+[.Z38]*20.2)" office:value-type="float" office:value="0.85295391185">
            <text:p>0.8529539119</text:p>
          </table:table-cell>
          <table:table-cell/>
          <table:table-cell table:style-name="ce1" office:value-type="float" office:value="0.30228937">
            <text:p>0.30228937</text:p>
          </table:table-cell>
          <table:table-cell table:style-name="ce1" office:value-type="float" office:value="1.293540536">
            <text:p>1.293540536</text:p>
          </table:table-cell>
          <table:table-cell table:formula="of:=[.AI38]+[.AJ38]" office:value-type="float" office:value="1.595829906">
            <text:p>1.595829906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table:formula="of:=LOG([.C39];2)" office:value-type="float" office:value="17">
            <text:p>17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38028">
            <text:p>0.38028</text:p>
          </table:table-cell>
          <table:table-cell table:style-name="ce1" office:value-type="float" office:value="0.458925">
            <text:p>0.458925</text:p>
          </table:table-cell>
          <table:table-cell table:style-name="ce1"/>
          <table:table-cell table:formula="of:=[.AD39]+[.Q39]*([.AE39]+[.Z39]*20.2)" office:value-type="float" office:value="0.9136934435">
            <text:p>0.9136934435</text:p>
          </table:table-cell>
          <table:table-cell/>
          <table:table-cell table:style-name="ce1" office:value-type="float" office:value="0.667017966">
            <text:p>0.667017966</text:p>
          </table:table-cell>
          <table:table-cell table:style-name="ce1" office:value-type="float" office:value="1.293540536">
            <text:p>1.293540536</text:p>
          </table:table-cell>
          <table:table-cell table:formula="of:=[.AI39]+[.AJ39]" office:value-type="float" office:value="1.960558502">
            <text:p>1.960558502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table:formula="of:=LOG([.C40];2)" office:value-type="float" office:value="18">
            <text:p>18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457685">
            <text:p>0.457685</text:p>
          </table:table-cell>
          <table:table-cell table:style-name="ce1" office:value-type="float" office:value="0.458925">
            <text:p>0.458925</text:p>
          </table:table-cell>
          <table:table-cell table:style-name="ce1"/>
          <table:table-cell table:formula="of:=[.AD40]+[.Q40]*([.AE40]+[.Z40]*20.2)" office:value-type="float" office:value="0.9910984435">
            <text:p>0.9910984435</text:p>
          </table:table-cell>
          <table:table-cell/>
          <table:table-cell table:style-name="ce1" office:value-type="float" office:value="1.141294802">
            <text:p>1.141294802</text:p>
          </table:table-cell>
          <table:table-cell table:style-name="ce1" office:value-type="float" office:value="1.293540536">
            <text:p>1.293540536</text:p>
          </table:table-cell>
          <table:table-cell table:formula="of:=[.AI40]+[.AJ40]" office:value-type="float" office:value="2.434835338">
            <text:p>2.434835338</text:p>
          </table:table-cell>
        </table:table-row>
        <table:table-row table:style-name="ro2">
          <table:table-cell table:number-columns-repeated="2"/>
          <table:table-cell/>
          <table:table-cell table:formula="of:=LOG([.C41];2)" office:value-type="float" office:value="0">
            <text:p>Err:502</text:p>
          </table:table-cell>
          <table:table-cell table:number-columns-repeated="25"/>
          <table:table-cell table:style-name="ce1" table:number-columns-repeated="3"/>
          <table:table-cell table:number-columns-repeated="5"/>
        </table:table-row>
        <table:table-row table:style-name="ro1">
          <table:table-cell office:value-type="string">
            <text:p>512KB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formula="of:=LOG([.C42];2)"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49">
            <text:p>8449</text:p>
          </table:table-cell>
          <table:table-cell office:value-type="float" office:value="36360">
            <text:p>36360</text:p>
          </table:table-cell>
          <table:table-cell office:value-type="float" office:value="5821">
            <text:p>5821</text:p>
          </table:table-cell>
          <table:table-cell office:value-type="float" office:value="0.1427">
            <text:p>0.1427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14270">
            <text:p>1427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180939">
            <text:p>0.18093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578177">
            <text:p>0.578177</text:p>
          </table:table-cell>
          <table:table-cell table:style-name="ce1"/>
          <table:table-cell table:formula="of:=[.AD42]+[.Q42]*([.AE42]+[.Z42]*20.2)" office:value-type="float" office:value="0.75088976296">
            <text:p>0.750889763</text:p>
          </table:table-cell>
          <table:table-cell/>
          <table:table-cell table:style-name="ce1" office:value-type="float" office:value="0.015114948">
            <text:p>0.015114948</text:p>
          </table:table-cell>
          <table:table-cell table:style-name="ce1" office:value-type="float" office:value="2.640142073">
            <text:p>2.640142073</text:p>
          </table:table-cell>
          <table:table-cell table:formula="of:=[.AI42]+[.AJ42]" office:value-type="float" office:value="2.655257021">
            <text:p>2.65525702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formula="of:=LOG([.C43];2)"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170">
            <text:p>5170</text:p>
          </table:table-cell>
          <table:table-cell office:value-type="float" office:value="36360">
            <text:p>36360</text:p>
          </table:table-cell>
          <table:table-cell office:value-type="float" office:value="4452">
            <text:p>4452</text:p>
          </table:table-cell>
          <table:table-cell office:value-type="float" office:value="0.09622">
            <text:p>0.09622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9622">
            <text:p>962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268343">
            <text:p>0.26834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578177">
            <text:p>0.578177</text:p>
          </table:table-cell>
          <table:table-cell table:style-name="ce1"/>
          <table:table-cell table:formula="of:=[.AD43]+[.Q43]*([.AE43]+[.Z43]*20.2)" office:value-type="float" office:value="0.731691452832">
            <text:p>0.7316914528</text:p>
          </table:table-cell>
          <table:table-cell/>
          <table:table-cell table:style-name="ce1" office:value-type="float" office:value="0.018662359">
            <text:p>0.018662359</text:p>
          </table:table-cell>
          <table:table-cell table:style-name="ce1" office:value-type="float" office:value="2.640142073">
            <text:p>2.640142073</text:p>
          </table:table-cell>
          <table:table-cell table:formula="of:=[.AI43]+[.AJ43]" office:value-type="float" office:value="2.658804432">
            <text:p>2.658804432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formula="of:=LOG([.C44];2)"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941">
            <text:p>2941</text:p>
          </table:table-cell>
          <table:table-cell office:value-type="float" office:value="36360">
            <text:p>36360</text:p>
          </table:table-cell>
          <table:table-cell office:value-type="float" office:value="3051">
            <text:p>3051</text:p>
          </table:table-cell>
          <table:table-cell office:value-type="float" office:value="0.05992">
            <text:p>0.05992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5992">
            <text:p>599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430908">
            <text:p>0.430908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578177">
            <text:p>0.578177</text:p>
          </table:table-cell>
          <table:table-cell table:style-name="ce1"/>
          <table:table-cell table:formula="of:=[.AD44]+[.Q44]*([.AE44]+[.Z44]*20.2)" office:value-type="float" office:value="0.741893514512">
            <text:p>0.7418935145</text:p>
          </table:table-cell>
          <table:table-cell/>
          <table:table-cell table:style-name="ce1" office:value-type="float" office:value="0.037640553">
            <text:p>0.037640553</text:p>
          </table:table-cell>
          <table:table-cell table:style-name="ce1" office:value-type="float" office:value="2.640142073">
            <text:p>2.640142073</text:p>
          </table:table-cell>
          <table:table-cell table:formula="of:=[.AI44]+[.AJ44]" office:value-type="float" office:value="2.677782626">
            <text:p>2.677782626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formula="of:=LOG([.C45];2)" office:value-type="float" office:value="13">
            <text:p>13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844">
            <text:p>1844</text:p>
          </table:table-cell>
          <table:table-cell office:value-type="float" office:value="36360">
            <text:p>36360</text:p>
          </table:table-cell>
          <table:table-cell office:value-type="float" office:value="2403">
            <text:p>2403</text:p>
          </table:table-cell>
          <table:table-cell office:value-type="float" office:value="0.04247">
            <text:p>0.04247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607959">
            <text:p>0.60795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578177">
            <text:p>0.578177</text:p>
          </table:table-cell>
          <table:table-cell table:style-name="ce1"/>
          <table:table-cell table:formula="of:=[.AD45]+[.Q45]*([.AE45]+[.Z45]*20.2)" office:value-type="float" office:value="0.757292555536">
            <text:p>0.7572925555</text:p>
          </table:table-cell>
          <table:table-cell/>
          <table:table-cell table:style-name="ce1" office:value-type="float" office:value="0.068434156">
            <text:p>0.068434156</text:p>
          </table:table-cell>
          <table:table-cell table:style-name="ce1" office:value-type="float" office:value="2.640142073">
            <text:p>2.640142073</text:p>
          </table:table-cell>
          <table:table-cell table:formula="of:=[.AI45]+[.AJ45]" office:value-type="float" office:value="2.708576229">
            <text:p>2.708576229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formula="of:=LOG([.C46];2)" office:value-type="float" office:value="14">
            <text:p>14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41">
            <text:p>741</text:p>
          </table:table-cell>
          <table:table-cell office:value-type="float" office:value="36360">
            <text:p>36360</text:p>
          </table:table-cell>
          <table:table-cell office:value-type="float" office:value="2091">
            <text:p>2091</text:p>
          </table:table-cell>
          <table:table-cell office:value-type="float" office:value="0.02832">
            <text:p>0.02832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0.911723">
            <text:p>0.91172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578177">
            <text:p>0.578177</text:p>
          </table:table-cell>
          <table:table-cell table:style-name="ce1"/>
          <table:table-cell table:formula="of:=[.AD46]+[.Q46]*([.AE46]+[.Z46]*20.2)" office:value-type="float" office:value="0.771873878912">
            <text:p>0.7718738789</text:p>
          </table:table-cell>
          <table:table-cell/>
          <table:table-cell table:style-name="ce1" office:value-type="float" office:value="0.105941693">
            <text:p>0.105941693</text:p>
          </table:table-cell>
          <table:table-cell table:style-name="ce1" office:value-type="float" office:value="2.640142073">
            <text:p>2.640142073</text:p>
          </table:table-cell>
          <table:table-cell table:formula="of:=[.AI46]+[.AJ46]" office:value-type="float" office:value="2.746083766">
            <text:p>2.746083766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formula="of:=LOG([.C47];2)" office:value-type="float" office:value="15">
            <text:p>1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70">
            <text:p>570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4">
            <text:p>0.0264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2640">
            <text:p>264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0.97803">
            <text:p>0.9780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27125">
            <text:p>0.27125</text:p>
          </table:table-cell>
          <table:table-cell table:style-name="ce1" office:value-type="float" office:value="0.578177">
            <text:p>0.578177</text:p>
          </table:table-cell>
          <table:table-cell table:style-name="ce1"/>
          <table:table-cell table:formula="of:=[.AD47]+[.Q47]*([.AE47]+[.Z47]*20.2)" office:value-type="float" office:value="0.8080777112">
            <text:p>0.8080777112</text:p>
          </table:table-cell>
          <table:table-cell/>
          <table:table-cell table:style-name="ce1" office:value-type="float" office:value="0.236647681">
            <text:p>0.236647681</text:p>
          </table:table-cell>
          <table:table-cell table:style-name="ce1" office:value-type="float" office:value="2.640142073">
            <text:p>2.640142073</text:p>
          </table:table-cell>
          <table:table-cell table:formula="of:=[.AI47]+[.AJ47]" office:value-type="float" office:value="2.876789754">
            <text:p>2.87678975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table:formula="of:=LOG([.C48];2)" office:value-type="float" office:value="16">
            <text:p>16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7">
            <text:p>547</text:p>
          </table:table-cell>
          <table:table-cell office:value-type="float" office:value="36360">
            <text:p>36360</text:p>
          </table:table-cell>
          <table:table-cell office:value-type="float" office:value="2048">
            <text:p>2048</text:p>
          </table:table-cell>
          <table:table-cell office:value-type="float" office:value="0.02595">
            <text:p>0.02595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0.99499">
            <text:p>0.9949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319481">
            <text:p>0.319481</text:p>
          </table:table-cell>
          <table:table-cell table:style-name="ce1" office:value-type="float" office:value="0.578177">
            <text:p>0.578177</text:p>
          </table:table-cell>
          <table:table-cell table:style-name="ce1"/>
          <table:table-cell table:formula="of:=[.AD48]+[.Q48]*([.AE48]+[.Z48]*20.2)" office:value-type="float" office:value="0.85604850125">
            <text:p>0.8560485013</text:p>
          </table:table-cell>
          <table:table-cell/>
          <table:table-cell table:style-name="ce1" office:value-type="float" office:value="0.30228937">
            <text:p>0.30228937</text:p>
          </table:table-cell>
          <table:table-cell table:style-name="ce1" office:value-type="float" office:value="2.640142073">
            <text:p>2.640142073</text:p>
          </table:table-cell>
          <table:table-cell table:formula="of:=[.AI48]+[.AJ48]" office:value-type="float" office:value="2.942431443">
            <text:p>2.94243144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table:formula="of:=LOG([.C49];2)" office:value-type="float" office:value="17">
            <text:p>17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38028">
            <text:p>0.38028</text:p>
          </table:table-cell>
          <table:table-cell table:style-name="ce1" office:value-type="float" office:value="0.578177">
            <text:p>0.578177</text:p>
          </table:table-cell>
          <table:table-cell table:style-name="ce1"/>
          <table:table-cell table:formula="of:=[.AD49]+[.Q49]*([.AE49]+[.Z49]*20.2)" office:value-type="float" office:value="0.91677253014">
            <text:p>0.9167725301</text:p>
          </table:table-cell>
          <table:table-cell/>
          <table:table-cell table:style-name="ce1" office:value-type="float" office:value="0.667017966">
            <text:p>0.667017966</text:p>
          </table:table-cell>
          <table:table-cell table:style-name="ce1" office:value-type="float" office:value="2.640142073">
            <text:p>2.640142073</text:p>
          </table:table-cell>
          <table:table-cell table:formula="of:=[.AI49]+[.AJ49]" office:value-type="float" office:value="3.307160039">
            <text:p>3.307160039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table:formula="of:=LOG([.C50];2)" office:value-type="float" office:value="18">
            <text:p>18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457685">
            <text:p>0.457685</text:p>
          </table:table-cell>
          <table:table-cell table:style-name="ce1" office:value-type="float" office:value="0.578177">
            <text:p>0.578177</text:p>
          </table:table-cell>
          <table:table-cell table:style-name="ce1"/>
          <table:table-cell table:formula="of:=[.AD50]+[.Q50]*([.AE50]+[.Z50]*20.2)" office:value-type="float" office:value="0.99417753014">
            <text:p>0.9941775301</text:p>
          </table:table-cell>
          <table:table-cell/>
          <table:table-cell table:style-name="ce1" office:value-type="float" office:value="1.141294802">
            <text:p>1.141294802</text:p>
          </table:table-cell>
          <table:table-cell table:style-name="ce1" office:value-type="float" office:value="2.640142073">
            <text:p>2.640142073</text:p>
          </table:table-cell>
          <table:table-cell table:formula="of:=[.AI50]+[.AJ50]" office:value-type="float" office:value="3.781436875">
            <text:p>3.781436875</text:p>
          </table:table-cell>
        </table:table-row>
        <table:table-row table:style-name="ro2">
          <table:table-cell table:number-columns-repeated="2"/>
          <table:table-cell/>
          <table:table-cell table:formula="of:=LOG([.C51];2)" office:value-type="float" office:value="0">
            <text:p>Err:502</text:p>
          </table:table-cell>
          <table:table-cell table:number-columns-repeated="25"/>
          <table:table-cell table:style-name="ce1" table:number-columns-repeated="3"/>
          <table:table-cell table:number-columns-repeated="5"/>
        </table:table-row>
        <table:table-row table:style-name="ro1">
          <table:table-cell office:value-type="string">
            <text:p>1MB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table:formula="of:=LOG([.C52];2)"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49">
            <text:p>8449</text:p>
          </table:table-cell>
          <table:table-cell office:value-type="float" office:value="36360">
            <text:p>36360</text:p>
          </table:table-cell>
          <table:table-cell office:value-type="float" office:value="5821">
            <text:p>5821</text:p>
          </table:table-cell>
          <table:table-cell office:value-type="float" office:value="0.1427">
            <text:p>0.1427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14270">
            <text:p>1427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180939">
            <text:p>0.18093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705819">
            <text:p>0.705819</text:p>
          </table:table-cell>
          <table:table-cell table:style-name="ce1"/>
          <table:table-cell table:formula="of:=[.AD52]+[.Q52]*([.AE52]+[.Z52]*20.2)" office:value-type="float" office:value="0.76910427636">
            <text:p>0.7691042764</text:p>
          </table:table-cell>
          <table:table-cell/>
          <table:table-cell table:style-name="ce1" office:value-type="float" office:value="0.015114948">
            <text:p>0.015114948</text:p>
          </table:table-cell>
          <table:table-cell table:style-name="ce1" office:value-type="float" office:value="4.874201405">
            <text:p>4.874201405</text:p>
          </table:table-cell>
          <table:table-cell table:formula="of:=[.AI52]+[.AJ52]" office:value-type="float" office:value="4.889316353">
            <text:p>4.88931635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table:formula="of:=LOG([.C53];2)"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170">
            <text:p>5170</text:p>
          </table:table-cell>
          <table:table-cell office:value-type="float" office:value="36360">
            <text:p>36360</text:p>
          </table:table-cell>
          <table:table-cell office:value-type="float" office:value="4452">
            <text:p>4452</text:p>
          </table:table-cell>
          <table:table-cell office:value-type="float" office:value="0.09622">
            <text:p>0.09622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9622">
            <text:p>962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268343">
            <text:p>0.26834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705819">
            <text:p>0.705819</text:p>
          </table:table-cell>
          <table:table-cell table:style-name="ce1"/>
          <table:table-cell table:formula="of:=[.AD53]+[.Q53]*([.AE53]+[.Z53]*20.2)" office:value-type="float" office:value="0.743973166072">
            <text:p>0.7439731661</text:p>
          </table:table-cell>
          <table:table-cell/>
          <table:table-cell table:style-name="ce1" office:value-type="float" office:value="0.018662359">
            <text:p>0.018662359</text:p>
          </table:table-cell>
          <table:table-cell table:style-name="ce1" office:value-type="float" office:value="4.874201405">
            <text:p>4.874201405</text:p>
          </table:table-cell>
          <table:table-cell table:formula="of:=[.AI53]+[.AJ53]" office:value-type="float" office:value="4.892863764">
            <text:p>4.89286376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table:formula="of:=LOG([.C54];2)"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941">
            <text:p>2941</text:p>
          </table:table-cell>
          <table:table-cell office:value-type="float" office:value="36360">
            <text:p>36360</text:p>
          </table:table-cell>
          <table:table-cell office:value-type="float" office:value="3051">
            <text:p>3051</text:p>
          </table:table-cell>
          <table:table-cell office:value-type="float" office:value="0.05992">
            <text:p>0.05992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5992">
            <text:p>599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430908">
            <text:p>0.430908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705819">
            <text:p>0.705819</text:p>
          </table:table-cell>
          <table:table-cell table:style-name="ce1"/>
          <table:table-cell table:formula="of:=[.AD54]+[.Q54]*([.AE54]+[.Z54]*20.2)" office:value-type="float" office:value="0.749541823152">
            <text:p>0.7495418232</text:p>
          </table:table-cell>
          <table:table-cell/>
          <table:table-cell table:style-name="ce1" office:value-type="float" office:value="0.037640553">
            <text:p>0.037640553</text:p>
          </table:table-cell>
          <table:table-cell table:style-name="ce1" office:value-type="float" office:value="4.874201405">
            <text:p>4.874201405</text:p>
          </table:table-cell>
          <table:table-cell table:formula="of:=[.AI54]+[.AJ54]" office:value-type="float" office:value="4.911841958">
            <text:p>4.911841958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table:formula="of:=LOG([.C55];2)" office:value-type="float" office:value="13">
            <text:p>13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844">
            <text:p>1844</text:p>
          </table:table-cell>
          <table:table-cell office:value-type="float" office:value="36360">
            <text:p>36360</text:p>
          </table:table-cell>
          <table:table-cell office:value-type="float" office:value="2403">
            <text:p>2403</text:p>
          </table:table-cell>
          <table:table-cell office:value-type="float" office:value="0.04247">
            <text:p>0.04247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607959">
            <text:p>0.60795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705819">
            <text:p>0.705819</text:p>
          </table:table-cell>
          <table:table-cell table:style-name="ce1"/>
          <table:table-cell table:formula="of:=[.AD55]+[.Q55]*([.AE55]+[.Z55]*20.2)" office:value-type="float" office:value="0.762713511276">
            <text:p>0.7627135113</text:p>
          </table:table-cell>
          <table:table-cell/>
          <table:table-cell table:style-name="ce1" office:value-type="float" office:value="0.068434156">
            <text:p>0.068434156</text:p>
          </table:table-cell>
          <table:table-cell table:style-name="ce1" office:value-type="float" office:value="4.874201405">
            <text:p>4.874201405</text:p>
          </table:table-cell>
          <table:table-cell table:formula="of:=[.AI55]+[.AJ55]" office:value-type="float" office:value="4.942635561">
            <text:p>4.94263556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table:formula="of:=LOG([.C56];2)" office:value-type="float" office:value="14">
            <text:p>14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41">
            <text:p>741</text:p>
          </table:table-cell>
          <table:table-cell office:value-type="float" office:value="36360">
            <text:p>36360</text:p>
          </table:table-cell>
          <table:table-cell office:value-type="float" office:value="2091">
            <text:p>2091</text:p>
          </table:table-cell>
          <table:table-cell office:value-type="float" office:value="0.02832">
            <text:p>0.02832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0.911723">
            <text:p>0.91172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705819">
            <text:p>0.705819</text:p>
          </table:table-cell>
          <table:table-cell table:style-name="ce1"/>
          <table:table-cell table:formula="of:=[.AD56]+[.Q56]*([.AE56]+[.Z56]*20.2)" office:value-type="float" office:value="0.775488700352">
            <text:p>0.7754887004</text:p>
          </table:table-cell>
          <table:table-cell/>
          <table:table-cell table:style-name="ce1" office:value-type="float" office:value="0.105941693">
            <text:p>0.105941693</text:p>
          </table:table-cell>
          <table:table-cell table:style-name="ce1" office:value-type="float" office:value="4.874201405">
            <text:p>4.874201405</text:p>
          </table:table-cell>
          <table:table-cell table:formula="of:=[.AI56]+[.AJ56]" office:value-type="float" office:value="4.980143098">
            <text:p>4.980143098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table:formula="of:=LOG([.C57];2)" office:value-type="float" office:value="15">
            <text:p>1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70">
            <text:p>570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4">
            <text:p>0.0264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2640">
            <text:p>264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0.97803">
            <text:p>0.9780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27125">
            <text:p>0.27125</text:p>
          </table:table-cell>
          <table:table-cell table:style-name="ce1" office:value-type="float" office:value="0.705819">
            <text:p>0.705819</text:p>
          </table:table-cell>
          <table:table-cell table:style-name="ce1"/>
          <table:table-cell table:formula="of:=[.AD57]+[.Q57]*([.AE57]+[.Z57]*20.2)" office:value-type="float" office:value="0.81144746">
            <text:p>0.81144746</text:p>
          </table:table-cell>
          <table:table-cell/>
          <table:table-cell table:style-name="ce1" office:value-type="float" office:value="0.236647681">
            <text:p>0.236647681</text:p>
          </table:table-cell>
          <table:table-cell table:style-name="ce1" office:value-type="float" office:value="4.874201405">
            <text:p>4.874201405</text:p>
          </table:table-cell>
          <table:table-cell table:formula="of:=[.AI57]+[.AJ57]" office:value-type="float" office:value="5.110849086">
            <text:p>5.110849086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table:formula="of:=LOG([.C58];2)" office:value-type="float" office:value="16">
            <text:p>16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7">
            <text:p>547</text:p>
          </table:table-cell>
          <table:table-cell office:value-type="float" office:value="36360">
            <text:p>36360</text:p>
          </table:table-cell>
          <table:table-cell office:value-type="float" office:value="2048">
            <text:p>2048</text:p>
          </table:table-cell>
          <table:table-cell office:value-type="float" office:value="0.02595">
            <text:p>0.02595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0.99499">
            <text:p>0.9949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319481">
            <text:p>0.319481</text:p>
          </table:table-cell>
          <table:table-cell table:style-name="ce1" office:value-type="float" office:value="0.705819">
            <text:p>0.705819</text:p>
          </table:table-cell>
          <table:table-cell table:style-name="ce1"/>
          <table:table-cell table:formula="of:=[.AD58]+[.Q58]*([.AE58]+[.Z58]*20.2)" office:value-type="float" office:value="0.85936081115">
            <text:p>0.8593608112</text:p>
          </table:table-cell>
          <table:table-cell/>
          <table:table-cell table:style-name="ce1" office:value-type="float" office:value="0.30228937">
            <text:p>0.30228937</text:p>
          </table:table-cell>
          <table:table-cell table:style-name="ce1" office:value-type="float" office:value="4.874201405">
            <text:p>4.874201405</text:p>
          </table:table-cell>
          <table:table-cell table:formula="of:=[.AI58]+[.AJ58]" office:value-type="float" office:value="5.176490775">
            <text:p>5.176490775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table:formula="of:=LOG([.C59];2)" office:value-type="float" office:value="17">
            <text:p>17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38028">
            <text:p>0.38028</text:p>
          </table:table-cell>
          <table:table-cell table:style-name="ce1" office:value-type="float" office:value="0.705819">
            <text:p>0.705819</text:p>
          </table:table-cell>
          <table:table-cell table:style-name="ce1"/>
          <table:table-cell table:formula="of:=[.AD59]+[.Q59]*([.AE59]+[.Z59]*20.2)" office:value-type="float" office:value="0.92006824658">
            <text:p>0.9200682466</text:p>
          </table:table-cell>
          <table:table-cell/>
          <table:table-cell table:style-name="ce1" office:value-type="float" office:value="0.667017966">
            <text:p>0.667017966</text:p>
          </table:table-cell>
          <table:table-cell table:style-name="ce1" office:value-type="float" office:value="4.874201405">
            <text:p>4.874201405</text:p>
          </table:table-cell>
          <table:table-cell table:formula="of:=[.AI59]+[.AJ59]" office:value-type="float" office:value="5.541219371">
            <text:p>5.54121937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table:formula="of:=LOG([.C60];2)" office:value-type="float" office:value="18">
            <text:p>18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 table:style-name="ce1" office:value-type="float" office:value="0.457685">
            <text:p>0.457685</text:p>
          </table:table-cell>
          <table:table-cell table:style-name="ce1" office:value-type="float" office:value="0.705819">
            <text:p>0.705819</text:p>
          </table:table-cell>
          <table:table-cell table:style-name="ce1"/>
          <table:table-cell table:formula="of:=[.AD60]+[.Q60]*([.AE60]+[.Z60]*20.2)" office:value-type="float" office:value="0.99747324658">
            <text:p>0.9974732466</text:p>
          </table:table-cell>
          <table:table-cell/>
          <table:table-cell table:style-name="ce1" office:value-type="float" office:value="1.141294802">
            <text:p>1.141294802</text:p>
          </table:table-cell>
          <table:table-cell table:style-name="ce1" office:value-type="float" office:value="4.874201405">
            <text:p>4.874201405</text:p>
          </table:table-cell>
          <table:table-cell table:formula="of:=[.AI60]+[.AJ60]" office:value-type="float" office:value="6.015496207">
            <text:p>6.015496207</text:p>
          </table:table-cell>
        </table:table-row>
        <table:table-row table:style-name="ro2" table:number-rows-repeated="2">
          <table:table-cell table:number-columns-repeated="37"/>
        </table:table-row>
        <table:table-row table:style-name="ro1">
          <table:table-cell table:number-columns-repeated="32"/>
          <table:table-cell table:formula="of:=MIN([.AG2:.AG60])" office:value-type="float" office:value="0.710305749584">
            <text:p>0.7103057496</text:p>
          </table:table-cell>
          <table:table-cell table:number-columns-repeated="4"/>
        </table:table-row>
        <table:table-row table:style-name="ro1" table:number-rows-repeated="1048512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Sheet2" table:style-name="ta1">
        <table:table-column table:style-name="co11" table:number-columns-repeated="27" table:default-cell-style-name="Default"/>
        <table:table-column table:style-name="co11" table:number-columns-repeated="4" table:default-cell-style-name="ce1"/>
        <table:table-row table:style-name="ro2" table:number-rows-repeated="5">
          <table:table-cell table:number-columns-repeated="29"/>
          <table:table-cell table:style-name="Default"/>
          <table:table-cell/>
        </table:table-row>
        <table:table-row table:style-name="ro1">
          <table:table-cell table:number-columns-repeated="29"/>
          <table:table-cell table:style-name="Default" office:value-type="string">
            <text:p>L2 Size (KB)</text:p>
          </table:table-cell>
          <table:table-cell office:value-type="string">
            <text:p>L2 Hit (ns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49">
            <text:p>8449</text:p>
          </table:table-cell>
          <table:table-cell office:value-type="float" office:value="36360">
            <text:p>36360</text:p>
          </table:table-cell>
          <table:table-cell office:value-type="float" office:value="5821">
            <text:p>5821</text:p>
          </table:table-cell>
          <table:table-cell office:value-type="float" office:value="0.1427">
            <text:p>0.1427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14270">
            <text:p>14270</text:p>
          </table:table-cell>
          <table:table-cell office:value-type="float" office:value="2625">
            <text:p>2625</text:p>
          </table:table-cell>
          <table:table-cell table:number-columns-repeated="2" office:value-type="float" office:value="0">
            <text:p>0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183952">
            <text:p>0.183952</text:p>
          </table:table-cell>
          <table:table-cell office:value-type="float" office:value="1234">
            <text:p>1234</text:p>
          </table:table-cell>
          <table:table-cell office:value-type="float" office:value="0">
            <text:p>0</text:p>
          </table:table-cell>
          <table:table-cell office:value-type="float" office:value="3859">
            <text:p>3859</text:p>
          </table:table-cell>
          <table:table-cell office:value-type="float" office:value="1024">
            <text:p>1024</text:p>
          </table:table-cell>
          <table:table-cell office:value-type="float" office:value="0.14682">
            <text:p>0.14682</text:p>
          </table:table-cell>
          <table:table-cell/>
          <table:table-cell table:style-name="Default" office:value-type="float" office:value="32768">
            <text:p>32768</text:p>
          </table:table-cell>
          <table:table-cell office:value-type="float" office:value="0.288511">
            <text:p>0.28851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49">
            <text:p>8449</text:p>
          </table:table-cell>
          <table:table-cell office:value-type="float" office:value="36360">
            <text:p>36360</text:p>
          </table:table-cell>
          <table:table-cell office:value-type="float" office:value="5821">
            <text:p>5821</text:p>
          </table:table-cell>
          <table:table-cell office:value-type="float" office:value="0.1427">
            <text:p>0.1427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14270">
            <text:p>14270</text:p>
          </table:table-cell>
          <table:table-cell office:value-type="float" office:value="2589">
            <text:p>2589</text:p>
          </table:table-cell>
          <table:table-cell table:number-columns-repeated="2" office:value-type="float" office:value="0">
            <text:p>0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18143">
            <text:p>0.18143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2879">
            <text:p>2879</text:p>
          </table:table-cell>
          <table:table-cell/>
          <table:table-cell office:value-type="float" office:value="0.14682">
            <text:p>0.14682</text:p>
          </table:table-cell>
          <table:table-cell/>
          <table:table-cell table:style-name="Default" office:value-type="float" office:value="65536">
            <text:p>65536</text:p>
          </table:table-cell>
          <table:table-cell office:value-type="float" office:value="0.341213">
            <text:p>0.34121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49">
            <text:p>8449</text:p>
          </table:table-cell>
          <table:table-cell office:value-type="float" office:value="36360">
            <text:p>36360</text:p>
          </table:table-cell>
          <table:table-cell office:value-type="float" office:value="5821">
            <text:p>5821</text:p>
          </table:table-cell>
          <table:table-cell office:value-type="float" office:value="0.1427">
            <text:p>0.1427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14270">
            <text:p>1427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180939">
            <text:p>0.18093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86">
            <text:p>2586</text:p>
          </table:table-cell>
          <table:table-cell/>
          <table:table-cell office:value-type="float" office:value="0.14682">
            <text:p>0.14682</text:p>
          </table:table-cell>
          <table:table-cell/>
          <table:table-cell table:style-name="Default" office:value-type="float" office:value="131072">
            <text:p>131072</text:p>
          </table:table-cell>
          <table:table-cell office:value-type="float" office:value="0.401236">
            <text:p>0.40123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49">
            <text:p>8449</text:p>
          </table:table-cell>
          <table:table-cell office:value-type="float" office:value="36360">
            <text:p>36360</text:p>
          </table:table-cell>
          <table:table-cell office:value-type="float" office:value="5821">
            <text:p>5821</text:p>
          </table:table-cell>
          <table:table-cell office:value-type="float" office:value="0.1427">
            <text:p>0.1427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14270">
            <text:p>1427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180939">
            <text:p>0.18093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14682">
            <text:p>0.14682</text:p>
          </table:table-cell>
          <table:table-cell/>
          <table:table-cell table:style-name="Default" office:value-type="float" office:value="262144">
            <text:p>262144</text:p>
          </table:table-cell>
          <table:table-cell office:value-type="float" office:value="0.458925">
            <text:p>0.45892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49">
            <text:p>8449</text:p>
          </table:table-cell>
          <table:table-cell office:value-type="float" office:value="36360">
            <text:p>36360</text:p>
          </table:table-cell>
          <table:table-cell office:value-type="float" office:value="5821">
            <text:p>5821</text:p>
          </table:table-cell>
          <table:table-cell office:value-type="float" office:value="0.1427">
            <text:p>0.1427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14270">
            <text:p>1427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180939">
            <text:p>0.18093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14682">
            <text:p>0.14682</text:p>
          </table:table-cell>
          <table:table-cell/>
          <table:table-cell table:style-name="Default" office:value-type="float" office:value="524288">
            <text:p>524288</text:p>
          </table:table-cell>
          <table:table-cell office:value-type="float" office:value="0.578177">
            <text:p>0.57817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8449">
            <text:p>8449</text:p>
          </table:table-cell>
          <table:table-cell office:value-type="float" office:value="36360">
            <text:p>36360</text:p>
          </table:table-cell>
          <table:table-cell office:value-type="float" office:value="5821">
            <text:p>5821</text:p>
          </table:table-cell>
          <table:table-cell office:value-type="float" office:value="0.1427">
            <text:p>0.1427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14270">
            <text:p>1427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6689">
            <text:p>6689</text:p>
          </table:table-cell>
          <table:table-cell office:value-type="float" office:value="0">
            <text:p>0</text:p>
          </table:table-cell>
          <table:table-cell office:value-type="float" office:value="0.180939">
            <text:p>0.18093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14682">
            <text:p>0.14682</text:p>
          </table:table-cell>
          <table:table-cell/>
          <table:table-cell table:style-name="Default" office:value-type="float" office:value="1048576">
            <text:p>1048576</text:p>
          </table:table-cell>
          <table:table-cell office:value-type="float" office:value="0.705819">
            <text:p>0.70581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170">
            <text:p>5170</text:p>
          </table:table-cell>
          <table:table-cell office:value-type="float" office:value="36360">
            <text:p>36360</text:p>
          </table:table-cell>
          <table:table-cell office:value-type="float" office:value="4452">
            <text:p>4452</text:p>
          </table:table-cell>
          <table:table-cell office:value-type="float" office:value="0.09622">
            <text:p>0.09622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9622">
            <text:p>9622</text:p>
          </table:table-cell>
          <table:table-cell office:value-type="float" office:value="2625">
            <text:p>2625</text:p>
          </table:table-cell>
          <table:table-cell table:number-columns-repeated="2" office:value-type="float" office:value="0">
            <text:p>0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272812">
            <text:p>0.272812</text:p>
          </table:table-cell>
          <table:table-cell office:value-type="float" office:value="1234">
            <text:p>1234</text:p>
          </table:table-cell>
          <table:table-cell office:value-type="float" office:value="0">
            <text:p>0</text:p>
          </table:table-cell>
          <table:table-cell office:value-type="float" office:value="3859">
            <text:p>3859</text:p>
          </table:table-cell>
          <table:table-cell office:value-type="float" office:value="2048">
            <text:p>2048</text:p>
          </table:table-cell>
          <table:table-cell office:value-type="float" office:value="0.154496">
            <text:p>0.154496</text:p>
          </table:table-cell>
          <table:table-cell table:number-columns-repeated="2"/>
          <table:table-cell office:value-type="float" office:value="0.288511">
            <text:p>0.28851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170">
            <text:p>5170</text:p>
          </table:table-cell>
          <table:table-cell office:value-type="float" office:value="36360">
            <text:p>36360</text:p>
          </table:table-cell>
          <table:table-cell office:value-type="float" office:value="4452">
            <text:p>4452</text:p>
          </table:table-cell>
          <table:table-cell office:value-type="float" office:value="0.09622">
            <text:p>0.09622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9622">
            <text:p>9622</text:p>
          </table:table-cell>
          <table:table-cell office:value-type="float" office:value="2589">
            <text:p>2589</text:p>
          </table:table-cell>
          <table:table-cell table:number-columns-repeated="2" office:value-type="float" office:value="0">
            <text:p>0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269071">
            <text:p>0.269071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2878">
            <text:p>2878</text:p>
          </table:table-cell>
          <table:table-cell/>
          <table:table-cell office:value-type="float" office:value="0.154496">
            <text:p>0.154496</text:p>
          </table:table-cell>
          <table:table-cell table:number-columns-repeated="2"/>
          <table:table-cell office:value-type="float" office:value="0.341213">
            <text:p>0.34121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170">
            <text:p>5170</text:p>
          </table:table-cell>
          <table:table-cell office:value-type="float" office:value="36360">
            <text:p>36360</text:p>
          </table:table-cell>
          <table:table-cell office:value-type="float" office:value="4452">
            <text:p>4452</text:p>
          </table:table-cell>
          <table:table-cell office:value-type="float" office:value="0.09622">
            <text:p>0.09622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9622">
            <text:p>962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268343">
            <text:p>0.26834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86">
            <text:p>2586</text:p>
          </table:table-cell>
          <table:table-cell/>
          <table:table-cell office:value-type="float" office:value="0.154496">
            <text:p>0.154496</text:p>
          </table:table-cell>
          <table:table-cell table:number-columns-repeated="2"/>
          <table:table-cell office:value-type="float" office:value="0.401236">
            <text:p>0.40123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170">
            <text:p>5170</text:p>
          </table:table-cell>
          <table:table-cell office:value-type="float" office:value="36360">
            <text:p>36360</text:p>
          </table:table-cell>
          <table:table-cell office:value-type="float" office:value="4452">
            <text:p>4452</text:p>
          </table:table-cell>
          <table:table-cell office:value-type="float" office:value="0.09622">
            <text:p>0.09622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9622">
            <text:p>962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268343">
            <text:p>0.26834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154496">
            <text:p>0.154496</text:p>
          </table:table-cell>
          <table:table-cell table:number-columns-repeated="2"/>
          <table:table-cell office:value-type="float" office:value="0.458925">
            <text:p>0.45892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170">
            <text:p>5170</text:p>
          </table:table-cell>
          <table:table-cell office:value-type="float" office:value="36360">
            <text:p>36360</text:p>
          </table:table-cell>
          <table:table-cell office:value-type="float" office:value="4452">
            <text:p>4452</text:p>
          </table:table-cell>
          <table:table-cell office:value-type="float" office:value="0.09622">
            <text:p>0.09622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9622">
            <text:p>962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268343">
            <text:p>0.26834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154496">
            <text:p>0.154496</text:p>
          </table:table-cell>
          <table:table-cell table:number-columns-repeated="2"/>
          <table:table-cell office:value-type="float" office:value="0.578177">
            <text:p>0.57817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170">
            <text:p>5170</text:p>
          </table:table-cell>
          <table:table-cell office:value-type="float" office:value="36360">
            <text:p>36360</text:p>
          </table:table-cell>
          <table:table-cell office:value-type="float" office:value="4452">
            <text:p>4452</text:p>
          </table:table-cell>
          <table:table-cell office:value-type="float" office:value="0.09622">
            <text:p>0.09622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9622">
            <text:p>962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942">
            <text:p>4942</text:p>
          </table:table-cell>
          <table:table-cell office:value-type="float" office:value="0">
            <text:p>0</text:p>
          </table:table-cell>
          <table:table-cell office:value-type="float" office:value="0.268343">
            <text:p>0.26834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154496">
            <text:p>0.154496</text:p>
          </table:table-cell>
          <table:table-cell table:number-columns-repeated="2"/>
          <table:table-cell office:value-type="float" office:value="0.705819">
            <text:p>0.70581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941">
            <text:p>2941</text:p>
          </table:table-cell>
          <table:table-cell office:value-type="float" office:value="36360">
            <text:p>36360</text:p>
          </table:table-cell>
          <table:table-cell office:value-type="float" office:value="3051">
            <text:p>3051</text:p>
          </table:table-cell>
          <table:table-cell office:value-type="float" office:value="0.05992">
            <text:p>0.05992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5992">
            <text:p>5992</text:p>
          </table:table-cell>
          <table:table-cell office:value-type="float" office:value="2625">
            <text:p>2625</text:p>
          </table:table-cell>
          <table:table-cell table:number-columns-repeated="2" office:value-type="float" office:value="0">
            <text:p>0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438084">
            <text:p>0.438084</text:p>
          </table:table-cell>
          <table:table-cell office:value-type="float" office:value="1234">
            <text:p>1234</text:p>
          </table:table-cell>
          <table:table-cell office:value-type="float" office:value="0">
            <text:p>0</text:p>
          </table:table-cell>
          <table:table-cell office:value-type="float" office:value="3859">
            <text:p>3859</text:p>
          </table:table-cell>
          <table:table-cell office:value-type="float" office:value="4096">
            <text:p>4096</text:p>
          </table:table-cell>
          <table:table-cell office:value-type="float" office:value="0.185685">
            <text:p>0.185685</text:p>
          </table:table-cell>
          <table:table-cell table:number-columns-repeated="2"/>
          <table:table-cell office:value-type="float" office:value="0.288511">
            <text:p>0.28851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941">
            <text:p>2941</text:p>
          </table:table-cell>
          <table:table-cell office:value-type="float" office:value="36360">
            <text:p>36360</text:p>
          </table:table-cell>
          <table:table-cell office:value-type="float" office:value="3051">
            <text:p>3051</text:p>
          </table:table-cell>
          <table:table-cell office:value-type="float" office:value="0.05992">
            <text:p>0.05992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5992">
            <text:p>599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0">
            <text:p>0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432577">
            <text:p>0.432577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2876">
            <text:p>2876</text:p>
          </table:table-cell>
          <table:table-cell/>
          <table:table-cell office:value-type="float" office:value="0.185685">
            <text:p>0.185685</text:p>
          </table:table-cell>
          <table:table-cell table:number-columns-repeated="2"/>
          <table:table-cell office:value-type="float" office:value="0.341213">
            <text:p>0.34121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941">
            <text:p>2941</text:p>
          </table:table-cell>
          <table:table-cell office:value-type="float" office:value="36360">
            <text:p>36360</text:p>
          </table:table-cell>
          <table:table-cell office:value-type="float" office:value="3051">
            <text:p>3051</text:p>
          </table:table-cell>
          <table:table-cell office:value-type="float" office:value="0.05992">
            <text:p>0.05992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5992">
            <text:p>599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430908">
            <text:p>0.4309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84">
            <text:p>2584</text:p>
          </table:table-cell>
          <table:table-cell/>
          <table:table-cell office:value-type="float" office:value="0.185685">
            <text:p>0.185685</text:p>
          </table:table-cell>
          <table:table-cell table:number-columns-repeated="2"/>
          <table:table-cell office:value-type="float" office:value="0.401236">
            <text:p>0.40123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941">
            <text:p>2941</text:p>
          </table:table-cell>
          <table:table-cell office:value-type="float" office:value="36360">
            <text:p>36360</text:p>
          </table:table-cell>
          <table:table-cell office:value-type="float" office:value="3051">
            <text:p>3051</text:p>
          </table:table-cell>
          <table:table-cell office:value-type="float" office:value="0.05992">
            <text:p>0.05992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5992">
            <text:p>599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430908">
            <text:p>0.430908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185685">
            <text:p>0.185685</text:p>
          </table:table-cell>
          <table:table-cell table:number-columns-repeated="2"/>
          <table:table-cell office:value-type="float" office:value="0.458925">
            <text:p>0.45892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941">
            <text:p>2941</text:p>
          </table:table-cell>
          <table:table-cell office:value-type="float" office:value="36360">
            <text:p>36360</text:p>
          </table:table-cell>
          <table:table-cell office:value-type="float" office:value="3051">
            <text:p>3051</text:p>
          </table:table-cell>
          <table:table-cell office:value-type="float" office:value="0.05992">
            <text:p>0.05992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5992">
            <text:p>599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430908">
            <text:p>0.430908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185685">
            <text:p>0.185685</text:p>
          </table:table-cell>
          <table:table-cell table:number-columns-repeated="2"/>
          <table:table-cell office:value-type="float" office:value="0.578177">
            <text:p>0.57817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2941">
            <text:p>2941</text:p>
          </table:table-cell>
          <table:table-cell office:value-type="float" office:value="36360">
            <text:p>36360</text:p>
          </table:table-cell>
          <table:table-cell office:value-type="float" office:value="3051">
            <text:p>3051</text:p>
          </table:table-cell>
          <table:table-cell office:value-type="float" office:value="0.05992">
            <text:p>0.05992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5992">
            <text:p>599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3369">
            <text:p>3369</text:p>
          </table:table-cell>
          <table:table-cell office:value-type="float" office:value="0">
            <text:p>0</text:p>
          </table:table-cell>
          <table:table-cell office:value-type="float" office:value="0.430908">
            <text:p>0.430908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185685">
            <text:p>0.185685</text:p>
          </table:table-cell>
          <table:table-cell table:number-columns-repeated="2"/>
          <table:table-cell office:value-type="float" office:value="0.705819">
            <text:p>0.70581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844">
            <text:p>1844</text:p>
          </table:table-cell>
          <table:table-cell office:value-type="float" office:value="36360">
            <text:p>36360</text:p>
          </table:table-cell>
          <table:table-cell office:value-type="float" office:value="2403">
            <text:p>2403</text:p>
          </table:table-cell>
          <table:table-cell office:value-type="float" office:value="0.04247">
            <text:p>0.04247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office:value-type="float" office:value="2625">
            <text:p>2625</text:p>
          </table:table-cell>
          <table:table-cell table:number-columns-repeated="2"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float" office:value="2">
            <text:p>2</text:p>
          </table:table-cell>
          <table:table-cell office:value-type="float" office:value="0.618083">
            <text:p>0.618083</text:p>
          </table:table-cell>
          <table:table-cell office:value-type="float" office:value="1234">
            <text:p>1234</text:p>
          </table:table-cell>
          <table:table-cell office:value-type="float" office:value="0">
            <text:p>0</text:p>
          </table:table-cell>
          <table:table-cell office:value-type="float" office:value="3861">
            <text:p>3861</text:p>
          </table:table-cell>
          <table:table-cell office:value-type="float" office:value="8192">
            <text:p>8192</text:p>
          </table:table-cell>
          <table:table-cell office:value-type="float" office:value="0.211173">
            <text:p>0.211173</text:p>
          </table:table-cell>
          <table:table-cell table:number-columns-repeated="2"/>
          <table:table-cell office:value-type="float" office:value="0.288511">
            <text:p>0.28851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844">
            <text:p>1844</text:p>
          </table:table-cell>
          <table:table-cell office:value-type="float" office:value="36360">
            <text:p>36360</text:p>
          </table:table-cell>
          <table:table-cell office:value-type="float" office:value="2403">
            <text:p>2403</text:p>
          </table:table-cell>
          <table:table-cell office:value-type="float" office:value="0.04247">
            <text:p>0.04247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office:value-type="float" office:value="2593">
            <text:p>2593</text:p>
          </table:table-cell>
          <table:table-cell table:number-columns-repeated="2"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610549">
            <text:p>0.610549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float" office:value="2869">
            <text:p>2869</text:p>
          </table:table-cell>
          <table:table-cell/>
          <table:table-cell office:value-type="float" office:value="0.211173">
            <text:p>0.211173</text:p>
          </table:table-cell>
          <table:table-cell table:number-columns-repeated="2"/>
          <table:table-cell office:value-type="float" office:value="0.341213">
            <text:p>0.34121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844">
            <text:p>1844</text:p>
          </table:table-cell>
          <table:table-cell office:value-type="float" office:value="36360">
            <text:p>36360</text:p>
          </table:table-cell>
          <table:table-cell office:value-type="float" office:value="2403">
            <text:p>2403</text:p>
          </table:table-cell>
          <table:table-cell office:value-type="float" office:value="0.04247">
            <text:p>0.04247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607959">
            <text:p>0.6079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84">
            <text:p>2584</text:p>
          </table:table-cell>
          <table:table-cell/>
          <table:table-cell office:value-type="float" office:value="0.211173">
            <text:p>0.211173</text:p>
          </table:table-cell>
          <table:table-cell table:number-columns-repeated="2"/>
          <table:table-cell office:value-type="float" office:value="0.401236">
            <text:p>0.40123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844">
            <text:p>1844</text:p>
          </table:table-cell>
          <table:table-cell office:value-type="float" office:value="36360">
            <text:p>36360</text:p>
          </table:table-cell>
          <table:table-cell office:value-type="float" office:value="2403">
            <text:p>2403</text:p>
          </table:table-cell>
          <table:table-cell office:value-type="float" office:value="0.04247">
            <text:p>0.04247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607959">
            <text:p>0.60795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211173">
            <text:p>0.211173</text:p>
          </table:table-cell>
          <table:table-cell table:number-columns-repeated="2"/>
          <table:table-cell office:value-type="float" office:value="0.458925">
            <text:p>0.45892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844">
            <text:p>1844</text:p>
          </table:table-cell>
          <table:table-cell office:value-type="float" office:value="36360">
            <text:p>36360</text:p>
          </table:table-cell>
          <table:table-cell office:value-type="float" office:value="2403">
            <text:p>2403</text:p>
          </table:table-cell>
          <table:table-cell office:value-type="float" office:value="0.04247">
            <text:p>0.04247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607959">
            <text:p>0.60795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211173">
            <text:p>0.211173</text:p>
          </table:table-cell>
          <table:table-cell table:number-columns-repeated="2"/>
          <table:table-cell office:value-type="float" office:value="0.578177">
            <text:p>0.57817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1844">
            <text:p>1844</text:p>
          </table:table-cell>
          <table:table-cell office:value-type="float" office:value="36360">
            <text:p>36360</text:p>
          </table:table-cell>
          <table:table-cell office:value-type="float" office:value="2403">
            <text:p>2403</text:p>
          </table:table-cell>
          <table:table-cell office:value-type="float" office:value="0.04247">
            <text:p>0.04247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0.607959">
            <text:p>0.60795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211173">
            <text:p>0.211173</text:p>
          </table:table-cell>
          <table:table-cell table:number-columns-repeated="2"/>
          <table:table-cell office:value-type="float" office:value="0.705819">
            <text:p>0.70581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41">
            <text:p>741</text:p>
          </table:table-cell>
          <table:table-cell office:value-type="float" office:value="36360">
            <text:p>36360</text:p>
          </table:table-cell>
          <table:table-cell office:value-type="float" office:value="2091">
            <text:p>2091</text:p>
          </table:table-cell>
          <table:table-cell office:value-type="float" office:value="0.02832">
            <text:p>0.02832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624">
            <text:p>2624</text:p>
          </table:table-cell>
          <table:table-cell table:number-columns-repeated="2"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19">
            <text:p>19</text:p>
          </table:table-cell>
          <table:table-cell office:value-type="float" office:value="0.926554">
            <text:p>0.926554</text:p>
          </table:table-cell>
          <table:table-cell office:value-type="float" office:value="1218">
            <text:p>1218</text:p>
          </table:table-cell>
          <table:table-cell office:value-type="float" office:value="0">
            <text:p>0</text:p>
          </table:table-cell>
          <table:table-cell office:value-type="float" office:value="3861">
            <text:p>3861</text:p>
          </table:table-cell>
          <table:table-cell office:value-type="float" office:value="16384">
            <text:p>16384</text:p>
          </table:table-cell>
          <table:table-cell office:value-type="float" office:value="0.233936">
            <text:p>0.233936</text:p>
          </table:table-cell>
          <table:table-cell table:number-columns-repeated="2"/>
          <table:table-cell office:value-type="float" office:value="0.288511">
            <text:p>0.28851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41">
            <text:p>741</text:p>
          </table:table-cell>
          <table:table-cell office:value-type="float" office:value="36360">
            <text:p>36360</text:p>
          </table:table-cell>
          <table:table-cell office:value-type="float" office:value="2091">
            <text:p>2091</text:p>
          </table:table-cell>
          <table:table-cell office:value-type="float" office:value="0.02832">
            <text:p>0.02832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596">
            <text:p>2596</text:p>
          </table:table-cell>
          <table:table-cell table:number-columns-repeated="2"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0.916667">
            <text:p>0.916667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861">
            <text:p>2861</text:p>
          </table:table-cell>
          <table:table-cell/>
          <table:table-cell office:value-type="float" office:value="0.233936">
            <text:p>0.233936</text:p>
          </table:table-cell>
          <table:table-cell table:number-columns-repeated="2"/>
          <table:table-cell office:value-type="float" office:value="0.341213">
            <text:p>0.34121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41">
            <text:p>741</text:p>
          </table:table-cell>
          <table:table-cell office:value-type="float" office:value="36360">
            <text:p>36360</text:p>
          </table:table-cell>
          <table:table-cell office:value-type="float" office:value="2091">
            <text:p>2091</text:p>
          </table:table-cell>
          <table:table-cell office:value-type="float" office:value="0.02832">
            <text:p>0.02832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0.911723">
            <text:p>0.9117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/>
          <table:table-cell office:value-type="float" office:value="0.233936">
            <text:p>0.233936</text:p>
          </table:table-cell>
          <table:table-cell table:number-columns-repeated="2"/>
          <table:table-cell office:value-type="float" office:value="0.401236">
            <text:p>0.40123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41">
            <text:p>741</text:p>
          </table:table-cell>
          <table:table-cell office:value-type="float" office:value="36360">
            <text:p>36360</text:p>
          </table:table-cell>
          <table:table-cell office:value-type="float" office:value="2091">
            <text:p>2091</text:p>
          </table:table-cell>
          <table:table-cell office:value-type="float" office:value="0.02832">
            <text:p>0.02832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0.911723">
            <text:p>0.91172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233936">
            <text:p>0.233936</text:p>
          </table:table-cell>
          <table:table-cell table:number-columns-repeated="2"/>
          <table:table-cell office:value-type="float" office:value="0.458925">
            <text:p>0.45892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41">
            <text:p>741</text:p>
          </table:table-cell>
          <table:table-cell office:value-type="float" office:value="36360">
            <text:p>36360</text:p>
          </table:table-cell>
          <table:table-cell office:value-type="float" office:value="2091">
            <text:p>2091</text:p>
          </table:table-cell>
          <table:table-cell office:value-type="float" office:value="0.02832">
            <text:p>0.02832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0.911723">
            <text:p>0.91172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233936">
            <text:p>0.233936</text:p>
          </table:table-cell>
          <table:table-cell table:number-columns-repeated="2"/>
          <table:table-cell office:value-type="float" office:value="0.578177">
            <text:p>0.57817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741">
            <text:p>741</text:p>
          </table:table-cell>
          <table:table-cell office:value-type="float" office:value="36360">
            <text:p>36360</text:p>
          </table:table-cell>
          <table:table-cell office:value-type="float" office:value="2091">
            <text:p>2091</text:p>
          </table:table-cell>
          <table:table-cell office:value-type="float" office:value="0.02832">
            <text:p>0.02832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  <table:table-cell office:value-type="float" office:value="0.911723">
            <text:p>0.91172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233936">
            <text:p>0.233936</text:p>
          </table:table-cell>
          <table:table-cell table:number-columns-repeated="2"/>
          <table:table-cell office:value-type="float" office:value="0.705819">
            <text:p>0.70581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70">
            <text:p>570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4">
            <text:p>0.0264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2640">
            <text:p>2640</text:p>
          </table:table-cell>
          <table:table-cell office:value-type="float" office:value="2616">
            <text:p>2616</text:p>
          </table:table-cell>
          <table:table-cell table:number-columns-repeated="2"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966">
            <text:p>966</text:p>
          </table:table-cell>
          <table:table-cell office:value-type="float" office:value="0.990909">
            <text:p>0.990909</text:p>
          </table:table-cell>
          <table:table-cell office:value-type="float" office:value="725">
            <text:p>725</text:p>
          </table:table-cell>
          <table:table-cell office:value-type="float" office:value="0">
            <text:p>0</text:p>
          </table:table-cell>
          <table:table-cell office:value-type="float" office:value="4307">
            <text:p>4307</text:p>
          </table:table-cell>
          <table:table-cell office:value-type="float" office:value="32768">
            <text:p>32768</text:p>
          </table:table-cell>
          <table:table-cell office:value-type="float" office:value="0.27125">
            <text:p>0.27125</text:p>
          </table:table-cell>
          <table:table-cell table:number-columns-repeated="2"/>
          <table:table-cell office:value-type="float" office:value="0.288511">
            <text:p>0.28851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70">
            <text:p>570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4">
            <text:p>0.0264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2640">
            <text:p>2640</text:p>
          </table:table-cell>
          <table:table-cell office:value-type="float" office:value="2598">
            <text:p>2598</text:p>
          </table:table-cell>
          <table:table-cell table:number-columns-repeated="2"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0.984091">
            <text:p>0.984091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858">
            <text:p>2858</text:p>
          </table:table-cell>
          <table:table-cell/>
          <table:table-cell office:value-type="float" office:value="0.27125">
            <text:p>0.27125</text:p>
          </table:table-cell>
          <table:table-cell table:number-columns-repeated="2"/>
          <table:table-cell office:value-type="float" office:value="0.341213">
            <text:p>0.34121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70">
            <text:p>570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4">
            <text:p>0.0264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2640">
            <text:p>264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0.97803">
            <text:p>0.9780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27125">
            <text:p>0.27125</text:p>
          </table:table-cell>
          <table:table-cell table:number-columns-repeated="2"/>
          <table:table-cell office:value-type="float" office:value="0.401236">
            <text:p>0.40123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70">
            <text:p>570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4">
            <text:p>0.0264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2640">
            <text:p>264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0.97803">
            <text:p>0.9780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27125">
            <text:p>0.27125</text:p>
          </table:table-cell>
          <table:table-cell table:number-columns-repeated="2"/>
          <table:table-cell office:value-type="float" office:value="0.458925">
            <text:p>0.45892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70">
            <text:p>570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4">
            <text:p>0.0264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2640">
            <text:p>264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0.97803">
            <text:p>0.9780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27125">
            <text:p>0.27125</text:p>
          </table:table-cell>
          <table:table-cell table:number-columns-repeated="2"/>
          <table:table-cell office:value-type="float" office:value="0.578177">
            <text:p>0.57817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70">
            <text:p>570</text:p>
          </table:table-cell>
          <table:table-cell office:value-type="float" office:value="36360">
            <text:p>36360</text:p>
          </table:table-cell>
          <table:table-cell office:value-type="float" office:value="2070">
            <text:p>2070</text:p>
          </table:table-cell>
          <table:table-cell office:value-type="float" office:value="0.0264">
            <text:p>0.0264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2640">
            <text:p>2640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0.97803">
            <text:p>0.97803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27125">
            <text:p>0.27125</text:p>
          </table:table-cell>
          <table:table-cell table:number-columns-repeated="2"/>
          <table:table-cell office:value-type="float" office:value="0.705819">
            <text:p>0.70581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7">
            <text:p>547</text:p>
          </table:table-cell>
          <table:table-cell office:value-type="float" office:value="36360">
            <text:p>36360</text:p>
          </table:table-cell>
          <table:table-cell office:value-type="float" office:value="2048">
            <text:p>2048</text:p>
          </table:table-cell>
          <table:table-cell office:value-type="float" office:value="0.02595">
            <text:p>0.02595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2587">
            <text:p>2587</text:p>
          </table:table-cell>
          <table:table-cell table:number-columns-repeated="2"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385">
            <text:p>385</text:p>
          </table:table-cell>
          <table:table-cell office:value-type="float" office:value="0.996917">
            <text:p>0.996917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3099">
            <text:p>3099</text:p>
          </table:table-cell>
          <table:table-cell office:value-type="float" office:value="65536">
            <text:p>65536</text:p>
          </table:table-cell>
          <table:table-cell office:value-type="float" office:value="0.319481">
            <text:p>0.319481</text:p>
          </table:table-cell>
          <table:table-cell table:number-columns-repeated="2"/>
          <table:table-cell office:value-type="float" office:value="0.288511">
            <text:p>0.28851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7">
            <text:p>547</text:p>
          </table:table-cell>
          <table:table-cell office:value-type="float" office:value="36360">
            <text:p>36360</text:p>
          </table:table-cell>
          <table:table-cell office:value-type="float" office:value="2048">
            <text:p>2048</text:p>
          </table:table-cell>
          <table:table-cell office:value-type="float" office:value="0.02595">
            <text:p>0.02595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2583">
            <text:p>2583</text:p>
          </table:table-cell>
          <table:table-cell table:number-columns-repeated="2"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53">
            <text:p>53</text:p>
          </table:table-cell>
          <table:table-cell office:value-type="float" office:value="0.995376">
            <text:p>0.99537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661">
            <text:p>2661</text:p>
          </table:table-cell>
          <table:table-cell/>
          <table:table-cell office:value-type="float" office:value="0.319481">
            <text:p>0.319481</text:p>
          </table:table-cell>
          <table:table-cell table:number-columns-repeated="2"/>
          <table:table-cell office:value-type="float" office:value="0.341213">
            <text:p>0.34121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7">
            <text:p>547</text:p>
          </table:table-cell>
          <table:table-cell office:value-type="float" office:value="36360">
            <text:p>36360</text:p>
          </table:table-cell>
          <table:table-cell office:value-type="float" office:value="2048">
            <text:p>2048</text:p>
          </table:table-cell>
          <table:table-cell office:value-type="float" office:value="0.02595">
            <text:p>0.02595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0.99499">
            <text:p>0.9949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319481">
            <text:p>0.319481</text:p>
          </table:table-cell>
          <table:table-cell table:number-columns-repeated="2"/>
          <table:table-cell office:value-type="float" office:value="0.401236">
            <text:p>0.40123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7">
            <text:p>547</text:p>
          </table:table-cell>
          <table:table-cell office:value-type="float" office:value="36360">
            <text:p>36360</text:p>
          </table:table-cell>
          <table:table-cell office:value-type="float" office:value="2048">
            <text:p>2048</text:p>
          </table:table-cell>
          <table:table-cell office:value-type="float" office:value="0.02595">
            <text:p>0.02595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0.99499">
            <text:p>0.9949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319481">
            <text:p>0.319481</text:p>
          </table:table-cell>
          <table:table-cell table:number-columns-repeated="2"/>
          <table:table-cell office:value-type="float" office:value="0.458925">
            <text:p>0.45892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7">
            <text:p>547</text:p>
          </table:table-cell>
          <table:table-cell office:value-type="float" office:value="36360">
            <text:p>36360</text:p>
          </table:table-cell>
          <table:table-cell office:value-type="float" office:value="2048">
            <text:p>2048</text:p>
          </table:table-cell>
          <table:table-cell office:value-type="float" office:value="0.02595">
            <text:p>0.02595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0.99499">
            <text:p>0.9949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319481">
            <text:p>0.319481</text:p>
          </table:table-cell>
          <table:table-cell table:number-columns-repeated="2"/>
          <table:table-cell office:value-type="float" office:value="0.578177">
            <text:p>0.57817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5536">
            <text:p>6553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7">
            <text:p>547</text:p>
          </table:table-cell>
          <table:table-cell office:value-type="float" office:value="36360">
            <text:p>36360</text:p>
          </table:table-cell>
          <table:table-cell office:value-type="float" office:value="2048">
            <text:p>2048</text:p>
          </table:table-cell>
          <table:table-cell office:value-type="float" office:value="0.02595">
            <text:p>0.02595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0.99499">
            <text:p>0.99499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319481">
            <text:p>0.319481</text:p>
          </table:table-cell>
          <table:table-cell table:number-columns-repeated="2"/>
          <table:table-cell office:value-type="float" office:value="0.705819">
            <text:p>0.70581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614">
            <text:p>2614</text:p>
          </table:table-cell>
          <table:table-cell office:value-type="float" office:value="131072">
            <text:p>131072</text:p>
          </table:table-cell>
          <table:table-cell office:value-type="float" office:value="0.38028">
            <text:p>0.38028</text:p>
          </table:table-cell>
          <table:table-cell table:number-columns-repeated="2"/>
          <table:table-cell office:value-type="float" office:value="0.288511">
            <text:p>0.28851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97">
            <text:p>2597</text:p>
          </table:table-cell>
          <table:table-cell/>
          <table:table-cell office:value-type="float" office:value="0.38028">
            <text:p>0.38028</text:p>
          </table:table-cell>
          <table:table-cell table:number-columns-repeated="2"/>
          <table:table-cell office:value-type="float" office:value="0.341213">
            <text:p>0.34121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38028">
            <text:p>0.38028</text:p>
          </table:table-cell>
          <table:table-cell table:number-columns-repeated="2"/>
          <table:table-cell office:value-type="float" office:value="0.401236">
            <text:p>0.40123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38028">
            <text:p>0.38028</text:p>
          </table:table-cell>
          <table:table-cell table:number-columns-repeated="2"/>
          <table:table-cell office:value-type="float" office:value="0.458925">
            <text:p>0.45892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38028">
            <text:p>0.38028</text:p>
          </table:table-cell>
          <table:table-cell table:number-columns-repeated="2"/>
          <table:table-cell office:value-type="float" office:value="0.578177">
            <text:p>0.57817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1072">
            <text:p>13107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38028">
            <text:p>0.38028</text:p>
          </table:table-cell>
          <table:table-cell table:number-columns-repeated="2"/>
          <table:table-cell office:value-type="float" office:value="0.705819">
            <text:p>0.70581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262144">
            <text:p>262144</text:p>
          </table:table-cell>
          <table:table-cell office:value-type="float" office:value="0.457685">
            <text:p>0.457685</text:p>
          </table:table-cell>
          <table:table-cell table:number-columns-repeated="2"/>
          <table:table-cell office:value-type="float" office:value="0.288511">
            <text:p>0.28851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457685">
            <text:p>0.457685</text:p>
          </table:table-cell>
          <table:table-cell table:number-columns-repeated="2"/>
          <table:table-cell office:value-type="float" office:value="0.341213">
            <text:p>0.34121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457685">
            <text:p>0.457685</text:p>
          </table:table-cell>
          <table:table-cell table:number-columns-repeated="2"/>
          <table:table-cell office:value-type="float" office:value="0.401236">
            <text:p>0.40123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457685">
            <text:p>0.457685</text:p>
          </table:table-cell>
          <table:table-cell table:number-columns-repeated="2"/>
          <table:table-cell office:value-type="float" office:value="0.458925">
            <text:p>0.45892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457685">
            <text:p>0.457685</text:p>
          </table:table-cell>
          <table:table-cell table:number-columns-repeated="2"/>
          <table:table-cell office:value-type="float" office:value="0.578177">
            <text:p>0.57817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62144">
            <text:p>26214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640">
            <text:p>63640</text:p>
          </table:table-cell>
          <table:table-cell office:value-type="float" office:value="544">
            <text:p>544</text:p>
          </table:table-cell>
          <table:table-cell office:value-type="float" office:value="36360">
            <text:p>36360</text:p>
          </table:table-cell>
          <table:table-cell office:value-type="float" office:value="2038">
            <text:p>2038</text:p>
          </table:table-cell>
          <table:table-cell office:value-type="float" office:value="0.02582">
            <text:p>0.02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582">
            <text:p>258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82">
            <text:p>2582</text:p>
          </table:table-cell>
          <table:table-cell/>
          <table:table-cell office:value-type="float" office:value="0.457685">
            <text:p>0.457685</text:p>
          </table:table-cell>
          <table:table-cell table:number-columns-repeated="2"/>
          <table:table-cell office:value-type="float" office:value="0.705819">
            <text:p>0.705819</text:p>
          </table:table-cell>
        </table:table-row>
      </table:table>
      <table:database-ranges>
        <table:database-range table:name="__Anonymous_Sheet_DB__0" table:target-range-address="Sheet1.B2:Sheet1.AC1048576" table:contains-header="false">
          <table:sort>
            <table:sort-by table:field-number="5" table:data-type="automatic"/>
            <table:sort-by table:field-number="1" table:data-type="automatic"/>
          </table:sort>
        </table:database-range>
        <table:database-range table:name="__Anonymous_Sheet_DB__1" table:target-range-address="Sheet2.A7:Sheet2.AE60" table:contains-header="false">
          <table:sort>
            <table:sort-by table:field-number="1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2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2P2" style:volatile="true">
      <number:currency-symbol/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ff"/>
    </style:style>
    <style:style style:name="Untitled2" style:family="table-cell" style:parent-style-name="Default">
      <style:table-cell-properties fo:background-color="#00ff00"/>
    </style:style>
    <style:style style:name="Untitled3" style:family="table-cell" style:parent-style-name="Default">
      <style:table-cell-properties fo:background-color="#eb613d"/>
    </style:style>
    <style:style style:name="Untitled4" style:family="table-cell" style:parent-style-name="Default">
      <style:table-cell-properties fo:background-color="#ff3366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10/18/2013</text:date>, <text:time>21:2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8T21:20:03</dc:date>
    <dc:creator>Neal O'Hara</dc:creator>
    <meta:document-statistic meta:table-count="2" meta:cell-count="3333" meta:object-count="1"/>
    <meta:generator>LibreOffice/3.4$Unix LibreOffice_project/340m1$Build-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7" chart:maximum="1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6.87cm" svg:height="10.798cm" xlink:href=".." xlink:type="simple" chart:class="chart:scatter" chart:style-name="ch1">
        <chart:legend chart:legend-position="end" svg:x="14.494cm" svg:y="3.855cm" style:legend-expansion="high" chart:style-name="ch2"/>
        <chart:plot-area chart:style-name="ch3" table:cell-range-address="Sheet1.D2:Sheet1.D6 Sheet1.A2:Sheet1.A2 Sheet1.AG2:Sheet1.AG6 Sheet1.A12:Sheet1.A12 Sheet1.AG12:Sheet1.AG17 Sheet1.A22:Sheet1.A22 Sheet1.AG22:Sheet1.AG28 Sheet1.A32:Sheet1.A32 Sheet1.AG32:Sheet1.AG39 Sheet1.A42:Sheet1.A42 Sheet1.AG42:Sheet1.AG50 Sheet1.A52:Sheet1.A52 Sheet1.AG52:Sheet1.AG60" chart:data-source-has-labels="row" svg:x="1.348cm" svg:y="0.995cm" svg:width="12.472cm" svg:height="8.607cm">
          <chartooo:coordinate-region svg:x="2.26cm" svg:y="0.995cm" svg:width="11.373cm" svg:height="7.96cm"/>
          <chart:axis chart:dimension="x" chart:name="primary-x" chart:style-name="ch4">
            <chart:title svg:x="6.693cm" svg:y="9.817cm" chart:style-name="ch5">
              <text:p>Cache Size</text:p>
            </chart:title>
          </chart:axis>
          <chart:axis chart:dimension="y" chart:name="primary-y" chart:style-name="ch6">
            <chart:title svg:x="0.451cm" svg:y="5.977cm" chart:style-name="ch7">
              <text:p>AAT (ns)</text:p>
            </chart:title>
            <chart:grid chart:style-name="ch8" chart:class="major"/>
          </chart:axis>
          <chart:series chart:style-name="ch9" chart:values-cell-range-address="Sheet1.AG2:Sheet1.AG6" chart:label-cell-address="Sheet1.A2:Sheet1.A2" chart:class="chart:scatter">
            <chart:domain table:cell-range-address="Sheet1.D2:Sheet1.D6"/>
            <chart:data-point chart:repeated="5"/>
          </chart:series>
          <chart:series chart:style-name="ch10" chart:values-cell-range-address="Sheet1.AG12:Sheet1.AG17" chart:label-cell-address="Sheet1.A12:Sheet1.A12" chart:class="chart:scatter">
            <chart:domain table:cell-range-address="Sheet1.D12:Sheet1.D17"/>
            <chart:data-point chart:repeated="6"/>
          </chart:series>
          <chart:series chart:style-name="ch11" chart:values-cell-range-address="Sheet1.AG22:Sheet1.AG28" chart:label-cell-address="Sheet1.A22:Sheet1.A22" chart:class="chart:scatter">
            <chart:domain table:cell-range-address="Sheet1.D22:Sheet1.D28"/>
            <chart:data-point chart:repeated="7"/>
          </chart:series>
          <chart:series chart:style-name="ch12" chart:values-cell-range-address="Sheet1.AG32:Sheet1.AG39" chart:label-cell-address="Sheet1.A32:Sheet1.A32" chart:class="chart:scatter">
            <chart:domain table:cell-range-address="Sheet1.D32:Sheet1.D39"/>
            <chart:data-point chart:repeated="8"/>
          </chart:series>
          <chart:series chart:style-name="ch13" chart:values-cell-range-address="Sheet1.AG42:Sheet1.AG50" chart:label-cell-address="Sheet1.A42:Sheet1.A42" chart:class="chart:scatter">
            <chart:domain table:cell-range-address="Sheet1.D42:Sheet1.D50"/>
            <chart:data-point chart:repeated="9"/>
          </chart:series>
          <chart:series chart:style-name="ch14" chart:values-cell-range-address="Sheet1.AG52:Sheet1.AG60" chart:label-cell-address="Sheet1.A52:Sheet1.A52" chart:class="chart:scatter">
            <chart:domain table:cell-range-address="Sheet1.D52:Sheet1.D60"/>
            <chart:data-point chart:repeated="9"/>
          </chart:series>
          <chart:wall chart:style-name="ch15"/>
          <chart:floor chart:style-name="ch16"/>
        </chart:plot-area>
        <draw:frame draw:style-name="gr1" draw:text-style-name="P1" svg:width="0.78cm" svg:height="0.271cm" svg:x="0cm" svg:y="0cm">
          <draw:image xlink:href="Pictures/20000019000006F8000002323A65FE0F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32KB</text:p>
                <draw:g>
                  <svg:desc>Sheet1.A2:Sheet1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64KB</text:p>
                <draw:g>
                  <svg:desc>Sheet1.A12:Sheet1.A1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28KB</text:p>
                <draw:g>
                  <svg:desc>Sheet1.A22:Sheet1.A2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256KB</text:p>
                <draw:g>
                  <svg:desc>Sheet1.A32:Sheet1.A3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512KB</text:p>
                <draw:g>
                  <svg:desc>Sheet1.A42:Sheet1.A4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MB</text:p>
                <draw:g>
                  <svg:desc>Sheet1.A52:Sheet1.A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D2:Sheet1.D6</svg:desc>
                </draw:g>
              </table:table-cell>
              <table:table-cell office:value-type="float" office:value="0.71823951778">
                <text:p>0.71823951778</text:p>
                <draw:g>
                  <svg:desc>Sheet1.AG2:Sheet1.AG6</svg:desc>
                </draw:g>
              </table:table-cell>
              <table:table-cell office:value-type="float" office:value="10">
                <text:p>10</text:p>
                <draw:g>
                  <svg:desc>Sheet1.D12:Sheet1.D17</svg:desc>
                </draw:g>
              </table:table-cell>
              <table:table-cell office:value-type="float" office:value="0.7184903273">
                <text:p>0.7184903273</text:p>
                <draw:g>
                  <svg:desc>Sheet1.AG12:Sheet1.AG17</svg:desc>
                </draw:g>
              </table:table-cell>
              <table:table-cell office:value-type="float" office:value="10">
                <text:p>10</text:p>
                <draw:g>
                  <svg:desc>Sheet1.D22:Sheet1.D28</svg:desc>
                </draw:g>
              </table:table-cell>
              <table:table-cell office:value-type="float" office:value="0.72564028226">
                <text:p>0.72564028226</text:p>
                <draw:g>
                  <svg:desc>Sheet1.AG22:Sheet1.AG28</svg:desc>
                </draw:g>
              </table:table-cell>
              <table:table-cell office:value-type="float" office:value="10">
                <text:p>10</text:p>
                <draw:g>
                  <svg:desc>Sheet1.D32:Sheet1.D39</svg:desc>
                </draw:g>
              </table:table-cell>
              <table:table-cell office:value-type="float" office:value="0.73387250256">
                <text:p>0.73387250256</text:p>
                <draw:g>
                  <svg:desc>Sheet1.AG32:Sheet1.AG39</svg:desc>
                </draw:g>
              </table:table-cell>
              <table:table-cell office:value-type="float" office:value="10">
                <text:p>10</text:p>
                <draw:g>
                  <svg:desc>Sheet1.D42:Sheet1.D50</svg:desc>
                </draw:g>
              </table:table-cell>
              <table:table-cell office:value-type="float" office:value="0.75088976296">
                <text:p>0.75088976296</text:p>
                <draw:g>
                  <svg:desc>Sheet1.AG42:Sheet1.AG50</svg:desc>
                </draw:g>
              </table:table-cell>
              <table:table-cell office:value-type="float" office:value="10">
                <text:p>10</text:p>
                <draw:g>
                  <svg:desc>Sheet1.D52:Sheet1.D60</svg:desc>
                </draw:g>
              </table:table-cell>
              <table:table-cell office:value-type="float" office:value="0.76910427636">
                <text:p>0.76910427636</text:p>
                <draw:g>
                  <svg:desc>Sheet1.AG52:Sheet1.AG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712505935348">
                <text:p>0.712505935348</text:p>
              </table:table-cell>
              <table:table-cell office:value-type="float" office:value="11">
                <text:p>11</text:p>
              </table:table-cell>
              <table:table-cell office:value-type="float" office:value="0.710305749584">
                <text:p>0.710305749584</text:p>
              </table:table-cell>
              <table:table-cell office:value-type="float" office:value="11">
                <text:p>11</text:p>
              </table:table-cell>
              <table:table-cell office:value-type="float" office:value="0.714666189812">
                <text:p>0.714666189812</text:p>
              </table:table-cell>
              <table:table-cell office:value-type="float" office:value="11">
                <text:p>11</text:p>
              </table:table-cell>
              <table:table-cell office:value-type="float" office:value="0.720217025392">
                <text:p>0.720217025392</text:p>
              </table:table-cell>
              <table:table-cell office:value-type="float" office:value="11">
                <text:p>11</text:p>
              </table:table-cell>
              <table:table-cell office:value-type="float" office:value="0.731691452832">
                <text:p>0.731691452832</text:p>
              </table:table-cell>
              <table:table-cell office:value-type="float" office:value="11">
                <text:p>11</text:p>
              </table:table-cell>
              <table:table-cell office:value-type="float" office:value="0.743973166072">
                <text:p>0.743973166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733222443376">
                <text:p>0.733222443376</text:p>
              </table:table-cell>
              <table:table-cell office:value-type="float" office:value="12">
                <text:p>12</text:p>
              </table:table-cell>
              <table:table-cell office:value-type="float" office:value="0.729714762528">
                <text:p>0.729714762528</text:p>
              </table:table-cell>
              <table:table-cell office:value-type="float" office:value="12">
                <text:p>12</text:p>
              </table:table-cell>
              <table:table-cell office:value-type="float" office:value="0.731291209792">
                <text:p>0.731291209792</text:p>
              </table:table-cell>
              <table:table-cell office:value-type="float" office:value="12">
                <text:p>12</text:p>
              </table:table-cell>
              <table:table-cell office:value-type="float" office:value="0.734747934672">
                <text:p>0.734747934672</text:p>
              </table:table-cell>
              <table:table-cell office:value-type="float" office:value="12">
                <text:p>12</text:p>
              </table:table-cell>
              <table:table-cell office:value-type="float" office:value="0.741893514512">
                <text:p>0.741893514512</text:p>
              </table:table-cell>
              <table:table-cell office:value-type="float" office:value="12">
                <text:p>12</text:p>
              </table:table-cell>
              <table:table-cell office:value-type="float" office:value="0.749541823152">
                <text:p>0.749541823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753675759372">
                <text:p>0.753675759372</text:p>
              </table:table-cell>
              <table:table-cell office:value-type="float" office:value="13">
                <text:p>13</text:p>
              </table:table-cell>
              <table:table-cell office:value-type="float" office:value="0.749450639916">
                <text:p>0.749450639916</text:p>
              </table:table-cell>
              <table:table-cell office:value-type="float" office:value="13">
                <text:p>13</text:p>
              </table:table-cell>
              <table:table-cell office:value-type="float" office:value="0.749777871266">
                <text:p>0.749777871266</text:p>
              </table:table-cell>
              <table:table-cell office:value-type="float" office:value="13">
                <text:p>13</text:p>
              </table:table-cell>
              <table:table-cell office:value-type="float" office:value="0.752227923096">
                <text:p>0.752227923096</text:p>
              </table:table-cell>
              <table:table-cell office:value-type="float" office:value="13">
                <text:p>13</text:p>
              </table:table-cell>
              <table:table-cell office:value-type="float" office:value="0.757292555536">
                <text:p>0.757292555536</text:p>
              </table:table-cell>
              <table:table-cell office:value-type="float" office:value="13">
                <text:p>13</text:p>
              </table:table-cell>
              <table:table-cell office:value-type="float" office:value="0.762713511276">
                <text:p>0.762713511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772154818976">
                <text:p>0.772154818976</text:p>
              </table:table-cell>
              <table:table-cell office:value-type="float" office:value="14">
                <text:p>14</text:p>
              </table:table-cell>
              <table:table-cell office:value-type="float" office:value="0.767991342848">
                <text:p>0.767991342848</text:p>
              </table:table-cell>
              <table:table-cell office:value-type="float" office:value="14">
                <text:p>14</text:p>
              </table:table-cell>
              <table:table-cell office:value-type="float" office:value="0.766862909792">
                <text:p>0.766862909792</text:p>
              </table:table-cell>
              <table:table-cell office:value-type="float" office:value="14">
                <text:p>14</text:p>
              </table:table-cell>
              <table:table-cell office:value-type="float" office:value="0.768496662272">
                <text:p>0.768496662272</text:p>
              </table:table-cell>
              <table:table-cell office:value-type="float" office:value="14">
                <text:p>14</text:p>
              </table:table-cell>
              <table:table-cell office:value-type="float" office:value="0.771873878912">
                <text:p>0.771873878912</text:p>
              </table:table-cell>
              <table:table-cell office:value-type="float" office:value="14">
                <text:p>14</text:p>
              </table:table-cell>
              <table:table-cell office:value-type="float" office:value="0.775488700352">
                <text:p>0.7754887003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80505407168">
                <text:p>0.80505407168</text:p>
              </table:table-cell>
              <table:table-cell office:value-type="float" office:value="15">
                <text:p>15</text:p>
              </table:table-cell>
              <table:table-cell office:value-type="float" office:value="0.8034064688">
                <text:p>0.8034064688</text:p>
              </table:table-cell>
              <table:table-cell office:value-type="float" office:value="15">
                <text:p>15</text:p>
              </table:table-cell>
              <table:table-cell office:value-type="float" office:value="0.8049294584">
                <text:p>0.8049294584</text:p>
              </table:table-cell>
              <table:table-cell office:value-type="float" office:value="15">
                <text:p>15</text:p>
              </table:table-cell>
              <table:table-cell office:value-type="float" office:value="0.8080777112">
                <text:p>0.8080777112</text:p>
              </table:table-cell>
              <table:table-cell office:value-type="float" office:value="15">
                <text:p>15</text:p>
              </table:table-cell>
              <table:table-cell office:value-type="float" office:value="0.81144746">
                <text:p>0.81144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0.8514568823">
                <text:p>0.8514568823</text:p>
              </table:table-cell>
              <table:table-cell office:value-type="float" office:value="16">
                <text:p>16</text:p>
              </table:table-cell>
              <table:table-cell office:value-type="float" office:value="0.85295391185">
                <text:p>0.85295391185</text:p>
              </table:table-cell>
              <table:table-cell office:value-type="float" office:value="16">
                <text:p>16</text:p>
              </table:table-cell>
              <table:table-cell office:value-type="float" office:value="0.85604850125">
                <text:p>0.85604850125</text:p>
              </table:table-cell>
              <table:table-cell office:value-type="float" office:value="16">
                <text:p>16</text:p>
              </table:table-cell>
              <table:table-cell office:value-type="float" office:value="0.85936081115">
                <text:p>0.85936081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0.9136934435">
                <text:p>0.9136934435</text:p>
              </table:table-cell>
              <table:table-cell office:value-type="float" office:value="17">
                <text:p>17</text:p>
              </table:table-cell>
              <table:table-cell office:value-type="float" office:value="0.91677253014">
                <text:p>0.91677253014</text:p>
              </table:table-cell>
              <table:table-cell office:value-type="float" office:value="17">
                <text:p>17</text:p>
              </table:table-cell>
              <table:table-cell office:value-type="float" office:value="0.92006824658">
                <text:p>0.92006824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.99417753014">
                <text:p>0.99417753014</text:p>
              </table:table-cell>
              <table:table-cell office:value-type="float" office:value="18">
                <text:p>18</text:p>
              </table:table-cell>
              <table:table-cell office:value-type="float" office:value="0.99747324658">
                <text:p>0.99747324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